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/>
    </style:style>
    <style:style style:name="P2" style:family="paragraph" style:parent-style-name="Preformatted_20_Text">
      <style:text-properties fo:language="hsb" fo:country="DE" officeooo:paragraph-rsid="001fe7e5"/>
    </style:style>
    <style:style style:name="P3" style:family="paragraph" style:parent-style-name="Preformatted_20_Text">
      <style:text-properties fo:language="hsb" fo:country="DE" officeooo:paragraph-rsid="001f1759"/>
    </style:style>
    <style:style style:name="P4" style:family="paragraph" style:parent-style-name="Preformatted_20_Text">
      <style:paragraph-properties fo:break-before="page"/>
      <style:text-properties fo:language="hsb" fo:country="DE"/>
    </style:style>
    <style:style style:name="P5" style:family="paragraph" style:parent-style-name="Standard">
      <style:text-properties fo:language="hsb" fo:country="DE" officeooo:paragraph-rsid="001fe7e5"/>
    </style:style>
    <style:style style:name="T1" style:family="text">
      <style:text-properties fo:language="hsb" fo:country="DE"/>
    </style:style>
    <style:style style:name="T2" style:family="text">
      <style:text-properties officeooo:rsid="001fe7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>----------------------------------- https://digital.slub-dresden.de/data/kitodo/BibltojeZ_478590679/BibltojeZ_478590679_tif/jpegs/00001357.tif.large.jpg ----------------------------------------------------------- </text:p>
      <text:p text:style-name="P1"/>
      <text:p text:style-name="P5">%-------------------------------------------------------------------</text:p>
      <text:p text:style-name="P5"/>
      <text:p text:style-name="P2">kapitl((Sćenje swjateho Marka<text:span text:style-name="T2">))</text:span></text:p>
      <text:p text:style-name="P3"/>
      <text:p text:style-name="P2">staw((Prěni staw<text:span text:style-name="T2">))</text:span></text:p>
      <text:p text:style-name="P3"/>
      <text:p text:style-name="P2">detail((Chrystus, wot Jana křćeny, bu spytany, prěduje, powoła wučomnikow a hoji chorych<text:span text:style-name="T2">))</text:span></text:p>
      <text:p text:style-name="P3"><text:s/></text:p>
      <text:p text:style-name="P5">%-------------------------------------------------------------------</text:p>
      <text:p text:style-name="P5"/>
      <text:p text:style-name="P2">1. To je započatk teho ewangeliona wot Jezom Chrysta teho Syna Božeho, </text:p>
      <text:p text:style-name="P1"/>
      <text:p text:style-name="P2">2. Jako pisane steji w prophetach: Hlaj, ja pózćelu swojeho jandźela prjedy tebje, kotryž by twój puć před tobu přihotował. ref((Mal. 3, 1.<text:span text:style-name="T2">))</text:span> </text:p>
      <text:p text:style-name="P1"/>
      <text:p text:style-name="P2">3. Prědarja hłós je w pusćinje: Přihotujće puć teho Knjeza, čińće jeho šćežki rune. ref((Jez. 40, 3. Mat. 3, 3. Luk: 3, 4. Jan:1,23.<text:span text:style-name="T2">))</text:span></text:p>
      <text:p text:style-name="P2"/>
      <text:p text:style-name="P1">4. Jan tón běše w pusćinje, kšćiše a prědowaše wot kšćenizy teje pokuty na wodawanje hrěchow. </text:p>
      <text:p text:style-name="P1"/>
      <text:p text:style-name="P1">5. A k njemu dźěše won cyła židowzka zemja a Jeruzalemčenjo, a buchu wšitcy wot njeho kšćeni we Jordanzkej rězy a wuznachu swoje hrěchi. </text:p>
      <text:p text:style-name="P1"/>
      <text:p text:style-name="P2">6. Jan pak běše woblečeny z kamjelzkimi włosami a měješe ko žany pas na swojich bjedrach a jě dźiše skóčki a lěsny měd; ref((Mat. 3, 4. 3 Mójz. 11, 22.<text:span text:style-name="T2">))</text:span> </text:p>
      <text:p text:style-name="P1"/>
      <text:p text:style-name="P2">7. A prědowaše a dźeše: Jedyn dźe za mnu, kotryž je sylniši dyžli ja, kotremuž ja dosć njejsym, zo N. t. bych ja so před nim dele khilał a te rjemjenje jeho črijow rozwjazał; ref((Mat. 3, 11.<text:span text:style-name="T2">))</text:span></text:p>
      <text:p text:style-name="P1"/>
      <text:p text:style-name="P1">8. Ja křću was z wodu, ale wón budźe was ze swjatym Duchom křćić. </text:p>
      <text:p text:style-name="P1"/>
      <text:p text:style-name="P2">9. A poda so w tym samym času, zo Jezus z Galilejskeje wot Nacareta přińdźe a bu křćeny wot Jana we Jordanje. ref((Mat. 3, 16. Luk. 3, 21.<text:span text:style-name="T2">))</text:span></text:p>
      <text:p text:style-name="P1"/>
      <text:p text:style-name="P2">10. A hnydom wustupi wón (Jan) z wody a widźeše njebjesa wotewrjene a teho Ducha, jako hołbja, na njeho dele přińdźo. ref((Jan. 1, 32.<text:span text:style-name="T2">))</text:span> </text:p>
      <text:p text:style-name="P1"/>
      <text:p text:style-name="P2">11. A sta so hłós z njebjes: Ty sy mój luby Syn, na kotrymž ja mam dobre spodobanje. ref((Mat. 3, 17. Luk. 9, 35.<text:span text:style-name="T2">))</text:span> </text:p>
      <text:p text:style-name="P1"/>
      <text:p text:style-name="P2">12. A hnydom honješe jeho Duch do pusćiny. ref((Mai. 4, 1. Luk. 4, 1.<text:span text:style-name="T2">))</text:span></text:p>
      <text:p text:style-name="P1"/>
      <text:p text:style-name="P1">13. A běše tam w tej pusćinje štyrzyći dnjow a bě spytany wot zatana. A běše pola zwěriny, a jandźeljo jemu słužachu. </text:p>
      <text:p text:style-name="P1"/>
      <text:p text:style-name="P2">14. Jako pak Jan běše do jastwa podaty, přińdźe Jezus do Galilejskeje, prědowaše to evangelion wot kralestwa Božeho, ref((Mat. 4, 17. Luk. 4, 15.<text:span text:style-name="T2">))</text:span></text:p>
      <text:p text:style-name="P1"/>
      <text:p text:style-name="P1">15. A dźeše: Čas je dopjelnjeny, a kralestwo Bože je so 4 (85) </text:p>
      <text:p text:style-name="P4"><text:s/></text:p>
      <text:p text:style-name="P1">----------------------------------- https://digital.slub-dresden.de/data/kitodo/BibltojeZ_478590679/BibltojeZ_478590679_tif/jpegs/00001358.tif.large.jpg ----------------------------------------------------------- </text:p>
      <text:p text:style-name="P1"/>
      <text:p text:style-name="P2">16. Jako wón pak při Galilejzkim morju chodźeše, wuhlada wón Schimana a Handrija, jeho bratra, zo wonaj syće do morja ćizkaštaj (přetož wonaj běštaj rybakaj). ref((Mat. 4, 18. 21. Łuł. 5, 2.<text:span text:style-name="T2">))</text:span></text:p>
      <text:p text:style-name="P1"/>
      <text:p text:style-name="P1">17. A Jezus dźeše k nimaj: Pójtaj za mnu; ja chcu činić, zo budźetaj čłowjekow rybakaj. </text:p>
      <text:p text:style-name="P1"/>
      <text:p text:style-name="P1">18. A hnydom wopušćištaj wonaj swoje syće a dźěštaj za nim. </text:p>
      <text:p text:style-name="P1"/>
      <text:p text:style-name="P2">19. A jako wón běše trochu tam preč wotešoł, wuhlada wón Jakuba, Zebedeoweho syna, a Jana, jeho bratra, płatajo swoje syće we łódźi; ref((Mat. 4, 21.<text:span text:style-name="T2">))</text:span> </text:p>
      <text:p text:style-name="P1"/>
      <text:p text:style-name="P1">20. A na měsće wón jeju zawoła. A wonaj wopušćištaj swojeho nana Zžebedea we łódźi a tych najatych a dźěštaj za nim. </text:p>
      <text:p text:style-name="P1"/>
      <text:p text:style-name="P1">21. A woni dźěchu do Kapernauma; a hnydom na sabat dźěše wón do šule a wučeše. </text:p>
      <text:p text:style-name="P1"/>
      <text:p text:style-name="P2">22. A woni dźiwachu so jara na jeho wučbje; přetož wón wučeše jich móznje a nic jako pismawučeni. ref((Mat. 7, 28. Luk. 4, 32.<text:span text:style-name="T2">))</text:span></text:p>
      <text:p text:style-name="P1"/>
      <text:p text:style-name="P2">23. A w jich šuli běše čłowjek z nječistym duchom wobsynjeny, tón wołaše, ref((Luk. 4, 33.<text:span text:style-name="T2">))</text:span></text:p>
      <text:p text:style-name="P1"/>
      <text:p text:style-name="P2">24. A dźeše: Što mamy my z tobu, Jezu Nazarenzki? Sy ty přišoł nas skazyć? Ja wěm, štó ty sy, tón swjaty Boži. ref((St. 5, 7.<text:span text:style-name="T2">))</text:span></text:p>
      <text:p text:style-name="P1"/>
      <text:p text:style-name="P2">25. A Jezus pohrozy jemu a dźeše: Mjelč a wuńdź z teho čłowjeka! ref((St. 9, 25.<text:span text:style-name="T2">))</text:span> </text:p>
      <text:p text:style-name="P1"/>
      <text:p text:style-name="P1">26. A tón nječisty duch torhaše jeho a wołaše z wulkim hłosom a wuńdźe z njeho. </text:p>
      <text:p text:style-name="P1"/>
      <text:p text:style-name="P1">27. A woni so wšitcy jara dźiwachu, tak zo woni so bjez sobu woprašowachu a dźachu: Što je to? Kajka je to nowa wučba? Wón tež roskazuje z mozu nječistym ducham, a woni jeho posłuchaju. </text:p>
      <text:p text:style-name="P1"/>
      <text:p text:style-name="P1">28. A na měsće bě wot njeho słyšane po wšitkich Galilejzkich mjezach. </text:p>
      <text:p text:style-name="P1"/>
      <text:p text:style-name="P1">29. A woni dźěchu hnydom z teje šule a přińdźechu do Schimanoweje a Handrijoweje chěže, z Jakubom a z Janom. </text:p>
      <text:p text:style-name="P1"/>
      <text:p text:style-name="P1">30. A Schimanowa pšichodna mać ležeše a měješe zymnu; a na měsće prajachu woni jemu wot njeje. </text:p>
      <text:p text:style-name="P1"/>
      <text:p text:style-name="P1">31. A wón přistupiwši pozběhnu ju horje a dźeržeše ju za ruku; a ta zymna ju hnydom wopušći, a wona jim słužeše. </text:p>
      <text:p text:style-name="P1"/>
      <text:p text:style-name="P1">32. Na wječor pak, jako słónco běše zašło, přinjesechu woni k njemu wšelkich chorych a wobsynjenych. </text:p>
      <text:p text:style-name="P1"/>
      <text:p text:style-name="P1">33. A cyłe město zhromadźi so k durjam. </text:p>
      <text:p text:style-name="P1"/>
      <text:p text:style-name="P2">34. A wón pomhaše wjele ludźom, kotřiž běchu na wšelke chorosće chori, a wuhna wjele čertow a njewotpušći čertam rěčeć; přetož woni jeho znajachu. ref((Sap. k 16, 17. 18.<text:span text:style-name="T2">))</text:span></text:p>
      <text:p text:style-name="P1"/>
      <text:p text:style-name="P2">35. A rano do dnja stanu wón a wuńdźe a woteńdźe na puzte město a činješe tam swoju modlitwu. ref((Luk. 4, 42.<text:span text:style-name="T2">))</text:span></text:p>
      <text:p text:style-name="P1"/>
      <text:p text:style-name="P1"><text:soft-page-break/>36. A za nim khwatachu Schiman a ći, kotřiž při nim běchu; </text:p>
      <text:p text:style-name="P1"/>
      <text:p text:style-name="P1">37. A jako jeho namakachu, dźachu woni k njemu: Wšitcy će pytaju. </text:p>
      <text:p text:style-name="P1"/>
      <text:p text:style-name="P2">38. A wón dźeše k nim: Pójmy do tych bližšich městow, zo bych ja tam tež prědował; přetož na to sym ja přišoł. ref((Luk. 4, 43.<text:span text:style-name="T2">))</text:span></text:p>
      <text:p text:style-name="P1"/>
      <text:p text:style-name="P1">39. A wón prědowaše we jich šulach po cyłej Galilejskej zemi a honješe čertow won. </text:p>
      <text:p text:style-name="P1"/>
      <text:p text:style-name="P1">40. A někajki wusadny přińdźe k njemu, tón prošeše jeho, poklaknu před nim a dźeše k njemu: Chceš⸗li jeno, dha móžeš ty mje wučisćić. </text:p>
      <text:p text:style-name="P1"/>
      <text:p text:style-name="P1">41. A Jezusej běše žel, přestrě ruku, dótknu so jeho a dźeše k njemu: Ja chcu, budź wučisćeny. </text:p>
      <text:p text:style-name="P4"><text:s/></text:p>
      <text:p text:style-name="P1">----------------------------------- https://digital.slub-dresden.de/data/kitodo/BibltojeZ_478590679/BibltojeZ_478590679_tif/jpegs/00001359.tif.large.jpg ----------------------------------------------------------- </text:p>
      <text:p text:style-name="P1"/>
      <text:p text:style-name="P1">42. A jako wón to dźeše, dźěše na měsće tón wusad wot njeho, a wón bě wučisćeny. </text:p>
      <text:p text:style-name="P1"/>
      <text:p text:style-name="P1">43. A Jezus pohrozy jemu a honješe jeho hnydom wot sebje preč, </text:p>
      <text:p text:style-name="P1"/>
      <text:p text:style-name="P2">44. A dźeše k njemu: Hladaj, zo ty nikomu ničo njeprajiš; ale dźi a pokaž so měšnikej a wopruj za swoje wučizćenje, štož Mójzas je přikazał, k swědčenju na nich. ref((3 Mójz. 14, 2.<text:span text:style-name="T2">))</text:span></text:p>
      <text:p text:style-name="P1"/>
      <text:p text:style-name="P2">45. Wón pak šedši won poča wjele wot teho rěčeć a tu wěc bjez ludźi přinjesć, tak zo wón tam dale njemóžeše wjazy zjawnje do města nutř hić; ale wón běše wonkach w puztych městach, a woni přińdźechu k njemu ze wšěch stronow. ref((Luk. 5, 15.<text:span text:style-name="T2">))</text:span></text:p>
      <text:p text:style-name="P1"/>
      <text:p text:style-name="P5">%-------------------------------------------------------------------</text:p>
      <text:p text:style-name="P2"/>
      <text:p text:style-name="P2">staw((2. staw<text:span text:style-name="T2">))</text:span></text:p>
      <text:p text:style-name="P2"/>
      <text:p text:style-name="P2">detail((Wo jichtnym; Mattheja powołanje a Khryztusowe zamolwjenje přećiwo Pharizejzkim.<text:span text:style-name="T2">))</text:span></text:p>
      <text:p text:style-name="P1"/>
      <text:p text:style-name="P5">%-------------------------------------------------------------------</text:p>
      <text:p text:style-name="P2"/>
      <text:p text:style-name="P2">1. A po někotrych dnjach dźěše wón zaso do Kapernauma; a wono bě zhonjene, zo wón w chěži je. ref((Mat. 9, 1.<text:span text:style-name="T2">))</text:span></text:p>
      <text:p text:style-name="P1"/>
      <text:p text:style-name="P1">2. A jich wjele so hnydom k njemu zhromadźichu, tak zo woni města njemějachu, tež nic wonkachpšed durjemi; a wón praješe jim to słowo. </text:p>
      <text:p text:style-name="P1"/>
      <text:p text:style-name="P2">3. A někajzy k njemu přińdźechu, kiž jichtneho přinjesechu, kotryž běše wot štyrjoch njeseny. ref((Mat. 9, 2.<text:span text:style-name="T2">))</text:span></text:p>
      <text:p text:style-name="P1"/>
      <text:p text:style-name="P1">4. A jako woni njemóžachu před njeho přińć luda dla, wotkrychu woni tu tzěchu, hdźež wón běše; a jako tu běchu roskopali, pušćichu woni to poslešćo dele, na kotrymž tón jichtny ležeše. </text:p>
      <text:p text:style-name="P1">5. Jako pak Jezus jich wěru widźeše, dźeše wón k temu jichtnemu: Mój syno, twoje hrěchi su tebi wodate. </text:p>
      <text:p text:style-name="P1">6. Někotzi pismawučeni pak běchu, ći tam sedźichu a pomyslichu sebi w swojich wutrobach: </text:p>
      <text:p text:style-name="P1">7. Kak rěči tón tajke Bože hanjenje? Štó móže hrěchi wodawać, chiba Bóh sam? </text:p>
      <text:p text:style-name="P1">8. A Jezus pózna hnydom w swojim Duchu, zo woni tak sami při sebi pomyslichu, a dźeše k nim: Što wy sebi to pomysliće w swojich wutrobach? Jan.2, 24. </text:p>
      <text:p text:style-name="P1">9. Što je lóžše, prajić k temu jichtnemu: Tebi su twoje hrěchi wodate; abo prajić: Poztań, wzmi swoje poslešćo a chodź? </text:p>
      <text:p text:style-name="P1">10. So byšće pak wjedźili, zo člorózki syn móc ma, na zemi hrěchi wodawać, dźeše wón k temu jichtnemu: </text:p>
      <text:p text:style-name="P1">11. Ja ći praju, ztań horje, zběhń swoje poslešćo a dźi do swojeho doma. </text:p>
      <text:p text:style-name="P1">12. A na měsće stanu wón, zběhnu swoje poslešćo a dźěše won před wšitkimi, tak zo wšitcy buchu zatorhnjeni a chwalachu Boha a dźachu: My to hišće nihdy njejsmy widźili. </text:p>
      <text:p text:style-name="P1">13. A wón wuńdźe zaso k morju; a wšitkón lud přińdźe k njemu, a wón jich wučeše. </text:p>
      <text:p text:style-name="P1">14. A jako wón nimo preč dźěše, wuhlada wón Levia, Alfeoweho syna, na złi sedźo a dźeše k njemu: Pój za mnu. A wón stanu a dźěše za nim. Mat. 9, o. Luk. 5, 27. </text:p>
      <text:p text:style-name="P1">15. A sta so, jako wón so k blidu synu we jeho chěži, synu so k blidu wjele złonikow a hrěšnikow z Jezusom a z jeho wučomnikami. Přetož jich běše wjele, a běchu za nim šli. </text:p>
      <text:p text:style-name="P1">16. A jako pismawučeni a Farizejscy widźichu, zo wón z złonikami a z hrěšnikami jědźiše, dźachu woni k jeho wučomnikam: Cžoho dla jě a pije wón z złonikami a z <text:soft-page-break/>hrěšnikami? </text:p>
      <text:p text:style-name="P1">17. A jako to Jezus słyšeše, dźeše wón k nim: Ssylni njepotrjebaju lěkarja, ale chori; ja sym přišoł, hrěšnikow k pokuće wołać, a nic prawych. Mat. 9, 13. Luk. 5,32. 1 Tim. 1, 15. </text:p>
      <text:p text:style-name="P1">18. A Jana a Farizejskich wučomnicy pozćachu so často; a ně27 </text:p>
      <text:p text:style-name="P4"><text:s/></text:p>
      <text:p text:style-name="P1">----------------------------------- https://digital.slub-dresden.de/data/kitodo/BibltojeZ_478590679/BibltojeZ_478590679_tif/jpegs/00001360.tif.large.jpg ----------------------------------------------------------- </text:p>
      <text:p text:style-name="P1"><text:s/>54 Ssabat. Sćenje (2. 3. zt.) Wuzkhnjena ruka. kotzi přińdźechu a dźachu k njemu: Cžoho dla pozća so Janowi a Farizejscy wučomnicy, a twoji wučomnicy so njepozća? Mat. 9, 14. </text:p>
      <text:p text:style-name="P1">19. A Jezus dźeše k nim: Kak móža so kwasni hozćo posćić, dokelž nawoženja pola nich je? Tak dołho hač nawoženju při sebi maju, njemóža woni so posćić. </text:p>
      <text:p text:style-name="P1">20. Čas pak budźe přińć, zo budźe nawoženja wot nich wzaty, a tehdy budźa woni so posćić. </text:p>
      <text:p text:style-name="P1">21. A nichtó njepšišiwa zapłatu wot noweho płata k starej drazće; přetož ta nowa zapłata so wšak wot stareho wottorhnje, a dźěra budźe wjetša. mMat. o, 16. Łuł. 5, 36. </text:p>
      <text:p text:style-name="P1">22. A nichtó njepjelni mošt do stareho sudobja; hewak dha tón mošt to sudobje rostorha, a tón mošt so wulije, a to sudobje wozmje kónc. Ale mošt ma so do noweho sudobja linuć. </text:p>
      <text:p text:style-name="P1">23. A sta su, ako wón na sabat přez žito dźěše, a jeho wučomnicy ducy počachu kłosy torhać. 5 Mójz. 23, 25. </text:p>
      <text:p text:style-name="P1">24. Tuž dźachu ći Farizejscy k njemu: Hlaj, što činja twoji wučomnicy na sabat, štož so njesłuša? </text:p>
      <text:p text:style-name="P1">25. A wón dźeše k nim: Njejsće wy nihdy lazowali, što Dapit činješe, jako wón trjebaše a hłódny běše, wón a tež kotřiž z nim běchu? </text:p>
      <text:p text:style-name="P1">26. Kak wón do Božeho doma dźěše w času Abjathara, teho wyšeho měšnika, a jědźiše te poswjećene chlěby, kotrež wšak nichtó jěsć njesmědźeše, chiba jeno měšnicy sami, a wón dawaše te same tež tym, kiž při nim běchu? 1 Sam. 21, 6. 2 Mójz. 29, 32. </text:p>
      <text:p text:style-name="P1">27. A tež dźeše wón k nim: Ssabat je čłowjeka dla sčinjeny, a nic čłowjek sabata dla. 5 Mójz. 5, 14. </text:p>
      <text:p text:style-name="P1">28. Teho dla je člorózki syn tež knjez na sabaće. Luk. 6, 5. </text:p>
      <text:p text:style-name="P1">3. staw. Wo wuzkhnjenej rucy, Chrystusowym ćeknjenju, japoštołow powołanju, pismawučenych leztrowanju a wo Božich pšećelach. </text:p>
      <text:p text:style-name="P1">1. A wón dźěše zaso do šule; a tam běše čłowjek, kiž měješe wuschnjenu ruku. Mat. 12, 9. 10. Luk. 6, 6. </text:p>
      <text:p text:style-name="P1">2. A woni kedźbowachu skradźu na njeho, hač wón jeho tež na sabat zahojić budźe, tak zo bychu jeho wobzkoržili. </text:p>
      <text:p text:style-name="P1">3. A wón dźeše k temu čłowjekej, kiž tu wuschnjenu ruku měješe: Pój sem bjez nas! </text:p>
      <text:p text:style-name="P1">4. A wón dźeše k nim: Hodźi so na sabat derje abo zlě činić? žiwjenje zdźeržeć abo morić? Ale woni mjelčachu. </text:p>
      <text:p text:style-name="P1">5. A wón pohlada z hněwom na nich wokoło a zrudźi so na jich wutroby twjerdozći a dźeše k temu čłowjekej: Přestrě) swoju ruku. A wón ju přestrě, a ta sama jeho ruka bu čerstwa, jako ta druha. 1 Kral. 13, 6. </text:p>
      <text:p text:style-name="P1">6. A ći Farizejscy šedši won dźeržachu hnydom radu na njeho z Herodašowymi słužomnikami, kak bychu jeho skóncowali. Mat. 12, 14. </text:p>
      <text:p text:style-name="P1">7. Ale Jezus wustupi ze swojimi wučomnikami k morju, a wjele luda dźěše za nim z Galilejskeje a ze Zidowzkeje, </text:p>
      <text:p text:style-name="P1">8. A z Jerusalema a z Jdumejzkeje a wot tamneje strony teho Jordana a kotřiž wokoło Tirusa a Sidona bydla, wulki lud, kotřiž jeho skutki słyšachu a přińdźechu k njemu. </text:p>
      <text:p text:style-name="P1">9. A wón dźeše k swojim wučomnikam, zo bychu jemu łódźičku hotowu měli teho luda dla, zo bychu jeho njećišćeli. </text:p>
      <text:p text:style-name="P1">10. Přetož wón běše wjele ludźi wuztrowił, tak zo woni jeho nadpadźechu, zo bychu so jeho dótkli, wšitcy, kiž běchu jara chori. </text:p>
      <text:p text:style-name="P1">11. A nječisći duchojo, jako jeho widźichu, padźechu před nim dele, wołachu a dźachu: Ty sy Syn Boži. </text:p>
      <text:p text:style-name="P4"><text:s/></text:p>
      <text:p text:style-name="P1">----------------------------------- https://digital.slub-dresden.de/data/kitodo/BibltojeZ_478590679/BibltojeZ_478590679_tif/jpegs/00001361.tif.large.jpg ----------------------------------------------------------- </text:p>
      <text:p text:style-name="P1"><text:s/>Ći dwanaćo. (St. 3. 4.) swj. Marka. Chrystusowa mać a bratřa. 55 </text:p>
      <text:p text:style-name="P1">12. A wón jim twjerdźe hrožeše, zo bychu jeho zjawneho nječinili. </text:p>
      <text:p text:style-name="P1">13. A wón dźěše na horu a zawoła k sebi tych, kotrychž wón chcyše, a woni dźěchu k njemu. </text:p>
      <text:p text:style-name="P1">14. A wón wuztaji tych dwanaće, zo bychu při nim byli a zo by wón jich won pósłał prědować, Mat. 10, 1. Luk 6, 13. St. 9, 1. </text:p>
      <text:p text:style-name="P1">15. A zo bychu móc měli chorosće zahojić a čertow won honić. </text:p>
      <text:p text:style-name="P1">16. A da Schimanej to mjeno Pětr; </text:p>
      <text:p text:style-name="P1">17. A Jakuba, syna Zebedeoweho, a Jana, Jakuboweho bratra; a da jimaj mjeno Boanerges, to je hrimanja dźěći; </text:p>
      <text:p text:style-name="P1">18. A Handrija a Philippa a Bartroma a Mattheja a Thomaša a Jakuba, Alfejoweho syna, a Thaddeja a Schimana Kananejzkeho, </text:p>
      <text:p text:style-name="P1">19. A Judaša Išariotha, kotryž tež jeho přeradźi. </text:p>
      <text:p text:style-name="P1">20. A woni přińdźechu dom. A lud so zaso hromadu zeńdźe, tak zo woni tež njemóžachu chlěba pojězć. St. 6, 31. </text:p>
      <text:p text:style-name="P1">21. A jako to słyšachu, kiž jemu pšisłušachu, wuńdźechu woni, zo bychu jeho dźerželi; přetož woni dźachu: přińć. </text:p>
      <text:p text:style-name="P1">22. Pismawučeni pak, kotřiž běchu z Jerusalema dele přišli, dźachu: Wón ma Beelzebuba, a přez tych čertow wyšeho honi wón čertow won. Mat. 9, 34. Luk. 11, 15. </text:p>
      <text:p text:style-name="P1">23. A wón zawoła jich k sebi a dźeše k nim w pširunanjach: Kak móže zatan zatana won honić? </text:p>
      <text:p text:style-name="P1">24. Hdyž kralestwo samo ze sobu přez jene njeje, dha njemóže to same kralestwo wobstać. guk. 11, 17. </text:p>
      <text:p text:style-name="P1">25. A hdyž chěža sama ze sobu přez jene njeje, dha njemóže ta sama chěža wobstać. </text:p>
      <text:p text:style-name="P1">26. A jeli zo zatan sam sebi je přećiwny a ze sobu njeje přez jene, njemóže wón wobstać, ale bjerje kónc. </text:p>
      <text:p text:style-name="P1">27. Nichtó njemóže sylnemu do Wón budźe wot rozoma jeho doma panuć a jeho grat jemu pobrać, chiba zo wón sylneho prjedy zwježe a potom hakle jeho chěžu wurubi. </text:p>
      <text:p text:style-name="P1">28. Zawěrnje, ja praju wam: Wšitke hrěchi budźa wodate člorzkim dźěćom, tež to Bože hanjenje, z kotrymžkuli woni Boha hanja; </text:p>
      <text:p text:style-name="P1">29. Štóž pak swjateho Ducha hani, tón nima žaneho wodawanja wěčnje, ale je hódny wěčneho sudźenja. </text:p>
      <text:p text:style-name="P1">30. Přetož woni dźachu, zo ma nječisteho ducha. Scht. 22. </text:p>
      <text:p text:style-name="P1">31. A jeho bratřjo a jeho mać přińdźechu a pósłachu k njemu stejo wonkach a dachu jeho zawołać. </text:p>
      <text:p text:style-name="P1">32. (A lud sedźeše wokoło njeho.) A woni dźachu k njemu: Hlaj, twoja mać a twoji bratřjo prašeju so wonkach za tobu. Luk. 8, 109. </text:p>
      <text:p text:style-name="P1">33. A wón wotmołwi jim a dźeše: Štó je moja mać? abo kotřiž su moji bratřa? </text:p>
      <text:p text:style-name="P1">34. A wón pohlada koło wokoło so na tych wučomnikow, kiž wokoło njeho sedźichu, a dźeše: Hlaj, ći su moja mać a moji bratřa. </text:p>
      <text:p text:style-name="P1">35. Přetož štóž Božu wolu čini, tón je mój bratr a moja sotra a moja mać. </text:p>
      <text:p text:style-name="P1">4. staw. Wšelake přirunanja; spokojenje morja. </text:p>
      <text:p text:style-name="P1">1. A wón zaso poča wučić při morju, a wjele luda so k njemu zhromadźi, tak zo wón dyrbješe do łódźe stupić a na wodźe sedźić; wšitkón lud pak běše na zemi při morju. </text:p>
      <text:p text:style-name="P1">2. A wón jich dołho wučeše přez wšelke přirunanja. A w swojej wučbje dźeše wón k nim: </text:p>
      <text:p text:style-name="P1">3. Posłuchajće! Hlaj, syjer wuńdźe, zo by rossywał. Mat. 13, 1. Luk. 8, 4. </text:p>
      <text:p text:style-name="P1">4. A poda so, jako wón rossywaše, padźe někotre při puću; a te ptaki pod njebjesami přińdźechu a zežrachu jo. </text:p>
      <text:p text:style-name="P4"><text:s/></text:p>
      <text:p text:style-name="P1">----------------------------------- https://digital.slub-dresden.de/data/kitodo/BibltojeZ_478590679/BibltojeZ_478590679_tif/jpegs/00001362.tif.large.jpg ----------------------------------------------------------- </text:p>
      <text:p text:style-name="P1"><text:s/></text:p>
      <text:p text:style-name="P1">56. Přirunanja Sćenje (4. zt.) a wukładowanje. </text:p>
      <text:p text:style-name="P1">5. Někotre pak padźe na skałojte, hdźež wjele zemje njeměješe; a zeńdźe hnydom, teho dla, zo njeměješe hłuboku zemju. </text:p>
      <text:p text:style-name="P1">6. Jako pak słónco běše zešło, zwjadnu wone, a dokelž korjenja njeměješe, wuschnu wone. </text:p>
      <text:p text:style-name="P1">7. A někotre padźe bjez ćernje, a te ćernje rozćechu sobu a zdusychu jo a njepřinjese žaneho płoda. </text:p>
      <text:p text:style-name="P1">8. Někotre pak padźe na dobru zemju a přinjese płód, kiž přibjeraše a rosćeše; a přinjese někotre třiceći króć a někotre šěsć dźesać króć a někotre sto króć. </text:p>
      <text:p text:style-name="P1">9. A wón dźeše k nim: Štóž ma wuši k posłuchanju, tón posłuchaj. </text:p>
      <text:p text:style-name="P1">10. A jako wón sam běše, woprašachu jeho ći, kiž při nim běchu z tymi dwanaćimi, wo te same přirunanja. </text:p>
      <text:p text:style-name="P1">11. A wón dźeše k nim: Wam je date, zo byšće wjedźili te potajnztwa Božeho kralestwa; tym pak wonkach stanje so wšitko přez přirunanja, </text:p>
      <text:p text:style-name="P1">12. Tak zo bychu woni z widźazymaj wočomaj widźili a wšak njepóznali, a ze słyšazymaj wušomaj słyšeli a wšak njezrozymili, tak zo bychu so něhdźe njewobroćili a jim jich hrěchi wodate byłe. Jez. 6, 9. 10. Mat. 13, 14. Luk. 8, 16. Jan. 12, 40. Jap. zk. 28, 26. Rom. 11, 8. </text:p>
      <text:p text:style-name="P1">13. A dale dźeše wón k nim: Njerozymiće wy to přirunanje, kak dha chceće wy te druhe wšitke zrozumić? </text:p>
      <text:p text:style-name="P1">14. Tón syjer rossywa to słowo. </text:p>
      <text:p text:style-name="P1">15. Ći su pak, kiž při puću su: hdźež to słowo rossyte budźe, a hdyž woni to su słyšeli, tuž přińdźe na měsće zatan a wozmje preč to słowo, kotrež do jich wutrobow běše wusyte. </text:p>
      <text:p text:style-name="P1">16. Tak tež ći su, kiž na skałojte syći su: hdyž woni to słowo su słyšeli, wozmu woni to same hnydom z wjesełozću horje; </text:p>
      <text:p text:style-name="P1">17. A nimaju korjenja w sebi, ale su počasni; hdyž so horjo abo pšezćěhanje słowa dla zběhnje, woni so hnydom pohórša. </text:p>
      <text:p text:style-name="P1">18. A ći, kotřiž bjez ćernje su syći, ći su: kiž to słowo słyša, St. 10, 23. 24. </text:p>
      <text:p text:style-name="P1">19. Ale ta starozć teho swěta a to jebate bohatstwo a wjele druhich žadozćow šedši nutř zduša to słowo, a tak bjez płodow woztanje. Luk 12, 15. 1 im. 6, 17. </text:p>
      <text:p text:style-name="P1">20. A ći su, kiž na dobru zemju su syći: kotřiž to słowo słyša a wozmu to same horje a pšinjesu płody, někotry třiceći króć a někotry šěsć dźesać króć a někotry sto króć. </text:p>
      <text:p text:style-name="P1">21. A wón dźeše dale k nim: Saswěći tež štó swězu, tak zo by pod běrtl abo pod blido była stajena? Njebudźe wona na swěćenk stajena? Mat. 5, 15. Luk. 8, 16. St. 11, 33. </text:p>
      <text:p text:style-name="P1">22. Přetož ničo njeje potajne, kotrež by njebyło zjewjene; a njeje ničo tak skradźu, zo by njewušło. Mat. 10, 26. </text:p>
      <text:p text:style-name="P1">23. Jeli zo štó ma wuši k posłuchanju, tón posłuchaj. Mat. 11, 15. </text:p>
      <text:p text:style-name="P1">24. A dale wón dźeše k nim: Hlajće, što wy słyšiće. S kajkejž měru wy měriće, z tajkej budźa wam zaso měrić; a budźa wam hišće pšidać, kiž wy to słyšiće. Mat. 7, 2. Luk. 6, 38. </text:p>
      <text:p text:style-name="P1">25. Přetož štóž ma, temu budźe date, a štóž nima, wot teho budźe tež wzate, štož wón ma. Luk. 19, 26. </text:p>
      <text:p text:style-name="P1">26. Tež dźeše wón: Bože kralestwo ma so tak, runje jako by čłowjek symjo do zemje ćisnuł, </text:p>
      <text:p text:style-name="P1">27. A by spał a stawał wodnjo a w nocy, a to symjo by zešło a roztło, zo wón njewě; </text:p>
      <text:p text:style-name="P1">28. Přetož zemja sama wot sebje přinjese płody, najprjedy zelinu, </text:p>
      <text:p text:style-name="P4"><text:s/></text:p>
      <text:p text:style-name="P1">----------------------------------- https://digital.slub-dresden.de/data/kitodo/BibltojeZ_478590679/BibltojeZ_478590679_tif/jpegs/00001363.tif.large.jpg ----------------------------------------------------------- </text:p>
      <text:p text:style-name="P1"><text:s/>Wichor na morju. (St. 4. 5.) swj. Marka. Wobsynjeny. 57 potom kłós, potom połnu pšeńcu w kłosu. </text:p>
      <text:p text:style-name="P1">29. Hdyž wona pak płody je pšinjesła, pósćele wón tam hnydom serp; přetož žně su naztałe. </text:p>
      <text:p text:style-name="P1">30. Dale dźeše wón: Komu chcemy my Bože kralestwo přirunać? abo z kajkim pširunanjom chcemy my jo přirunać? </text:p>
      <text:p text:style-name="P1">31. Wone je jako žonopowe zorno; hdyž to same na rolu budźe wosyte, je wone to najmjeńše bje wšitkimi symjenjemi na zemi; Mat. 13, 31. Luk. 13, 19. </text:p>
      <text:p text:style-name="P1">32. Ale hdyž budźe wusyte, pšibjera wone a budźe wjetše, dyžli wšitka zelina, a přinjese wulke hałozy, tak zo móža pod jeho khłódkom tych njebjesow ptaki sebi hnězda činić. </text:p>
      <text:p text:style-name="P1">33. A přez wjele tajke přirunanja praješe wón jim to słowo, kaž móžachu to same słyšeć. </text:p>
      <text:p text:style-name="P1">34. Bjez přirunanja pak njeryčeše wón ničo k nim. Ale wosebje wón te wšitke swojim wučomnikam wułoži. </text:p>
      <text:p text:style-name="P1">35. A tón samy dźeń wječor dźeše wón k nim: Pšewjezmy so na druhu stronu. </text:p>
      <text:p text:style-name="P1">36. A woni dachu so ludu rozeńć a wzachu jeho tak, kajkiž wón běše na łódźi; wono běše tež wjazy łódźičkow při nim. Mat. 8, 23. </text:p>
      <text:p text:style-name="P1">37. A wulki wichor so zběhnu a žołmy walichu so na łódź, tak zo bu ta łódź napjelnjena. Jon. 1, 4. 5. </text:p>
      <text:p text:style-name="P1">38. A wón běše z posledka we łódźi a spaše na zahłwku. A woni zbudźichu jeho a dźachu k njemu: Mištrje, njeztaraš ty so wo to, zo my kónc wozmjemy? Mat. 8, 25. 26. </text:p>
      <text:p text:style-name="P1">39. A wón postanu a pohrozy wětrej a dźeše k morju: Mjelč a woněm! A wětr pšezta a sta so wulka ćišina. </text:p>
      <text:p text:style-name="P1">40. A wón dźeše k nim: Kak zo so wy tak bojiće? Kak zo wy žaneje wěry nimaće? </text:p>
      <text:p text:style-name="P1">41. A woni so jara bojachu a dźachu bjez sobu: Štó to je tón? Přetož tež wětr a morjo staj jemu posłušnaj. Pj. 107, 25. 5., staw. Wo wobsynjenym, žonje, kotraž krwawu chorosć měješe, a Jairowej dźowčičcy. </text:p>
      <text:p text:style-name="P1">1. A woni přińdźechu na tamnu stronu teho morja, do Gadarenzkeho kraja. Mat. 8, 28. Luk. 8, 26. </text:p>
      <text:p text:style-name="P1">2. A jako wón z łódźe wustupi, běžeše jemu hnydom napřećiwo z rowow čłowjek, kotryž běše z nječistym duchom wobsynjeny, </text:p>
      <text:p text:style-name="P1">3. Kotryž w rowach bydleše; a njemóžeše jeho nichtó zwjazać, tež nic z rjećazami. </text:p>
      <text:p text:style-name="P1">4. Přetož wón běše často z putami a z rjećazami zwjazany był, a běše te rjećazy rostorhał a te puta rosłamał, a nichtó njemóžeše jeho skludźić. </text:p>
      <text:p text:style-name="P1">5. A běše přeco, wodnjo a w nocy, na horach a w rowach, wołaše a biješe so sam z kamjenjemi. </text:p>
      <text:p text:style-name="P1">6. Jako wón pak Jezusa z daloka wuhlada, přiběža wón a panu před nim dele, </text:p>
      <text:p text:style-name="P1">7. A wołaše z wulkim hłosom a dźeše: Što mam ja z tobu činić, Jezu, ty Ssyno Boha wjeŕšneho? Ja će na Boha zaroću, zo by ty mje nječwilował. </text:p>
      <text:p text:style-name="P1">8. Wón pak dźeše k njemu: Wunńdź, ty nječisty ducho, z teho čłowjeka! </text:p>
      <text:p text:style-name="P1">9. Tuž wopraša jeho: Kajke maš ty mjeno? A wón wotmołwi a dźeše: Moje mjeno je legion, přetož nas je wjele. </text:p>
      <text:p text:style-name="P1">10. A wón prošeše jeho jara, zo by jich z teho sameho kraja njewuhnał. </text:p>
      <text:p text:style-name="P1">11. Wulke stadło swinjow pak tam běše při horach na paztwje. </text:p>
      <text:p text:style-name="P1">12. A ći čerći prošachu jeho wšitcy a dźachu: Pušć nas do tych swini, zo bychmy do nich zašli. </text:p>
      <text:p text:style-name="P4"><text:s/></text:p>
      <text:p text:style-name="P1">----------------------------------- https://digital.slub-dresden.de/data/kitodo/BibltojeZ_478590679/BibltojeZ_478590679_tif/jpegs/00001364.tif.large.jpg ----------------------------------------------------------- </text:p>
      <text:p text:style-name="P1"><text:s/>58 Zónzka Sćenje (5. zt.) z krwawej khorozću. </text:p>
      <text:p text:style-name="P1">13. A hnydom wotpušći to jim Jezus. A ći nječisći duchojo šedši won dźěchu do tych swini, a to stadło skoči jene dobo dele do morja (wono běše jich pak pola dweju tawzynt) a tepichu so w morju. </text:p>
      <text:p text:style-name="P1">14. Ći swinjazy pastyrjo pak ćeknychu a pšipowjedachu to w měsće a wsach. A woni wuńdźechu, zo bychu wohladali, štož so běše stało. </text:p>
      <text:p text:style-name="P1">15. A přińdźechu k Jezusej a widźichu teho, kotryž běše wot čertow był wobsynjeny, zo wón sedźeše a běše zwoblečeny a při swojim rozomje; a woni so bojachu. </text:p>
      <text:p text:style-name="P1">16. A kotřiž to widźili běchu, powjedachu jim, štož so z tym wobsynjenym běše stało, a to wot tych swini. </text:p>
      <text:p text:style-name="P1">17. A woni počachu jeho prosyć, zo by wón chzyk z jich mjezow wunńć. </text:p>
      <text:p text:style-name="P1">18. A jako wón do łódźe stupi, prošeše jeho tón wobsynjeny, zo by mohł pola njeho być. </text:p>
      <text:p text:style-name="P1">19. Jezus pak jemu to njewotpušći, ale dźeše k njemu: Dźi ty dom k tym swojim a pšipowjedaj jim, kajke wulke wěcy tebi tón Knjez je činił a zo wón so na tebi je smilił. </text:p>
      <text:p text:style-name="P1">20. A wón woteńdźe a poča won wołać w tych dźesać městach, kak wulke wěcy jemu Jezus je činił. A wšitcy ludźo so dźiwachu. </text:p>
      <text:p text:style-name="P1">21. A jako so Jezus zaso we łódźi přewjeze na druhu stronu, zhromadźi so wjele luda k njemu a běše při morju. </text:p>
      <text:p text:style-name="P1">22. A hlaj, k njemu přińdźe jedyn tych wyšich wot šule, z mjenom Jairus. A jako jeho widźeše, padźe wón k jeho nohomaj, Mat. 9, 18. Luk. 8, 41. </text:p>
      <text:p text:style-name="P1">23. A prošeše jeho jara a dźeše: Moja dźowka je w poslenim skónčenju; pój wšak a połož rucy na nju, zo by wona wotchoriła a žiwa była. </text:p>
      <text:p text:style-name="P1">24. A wón dźěše z nim; a wjele ludźi dźěše za nim, a woni jeho ćišćachu. </text:p>
      <text:p text:style-name="P1">25. A někajka žónska tam běše, kotraž swoju krwawu chorosć dwanaće lět běše měła, 3 Mójz. 15, 25. Mat. 9, 20. </text:p>
      <text:p text:style-name="P1">26. A běše wjele ćeŕpiła wot wjele lěkarjow a wšitko swoje zamóženje na to wułožiła, a njepomhaše jej ničo, ale bě přeco hórje z njej. </text:p>
      <text:p text:style-name="P1">27. Jako ta wot Jezusa słyšeše, přińdźe wona w ludu zady a dótknu so jeho drasty; ut. 8, 44. </text:p>
      <text:p text:style-name="P1">28. Přetož wona běše prajiła: Hdy bych so ja jeno jeho drasty dótknyła, dha bych wotchoriła. </text:p>
      <text:p text:style-name="P1">29. A na měsće wuschnu ta studnja jeje krwě, a wona čuješe na žiwoće, zo je wot swojeje čwile zahojena. </text:p>
      <text:p text:style-name="P1">30. A na měsće, jako Jezus sam na sebi pózna, zo móc běše z njeho wušła, wobroći wón so k ludu a dźeše: Štó je so mojeje drasty dótknuł? </text:p>
      <text:p text:style-name="P1">31. Ale jeho wučomnicy dźachu k njemu: Ty widźiš, zo će ludźo ćišća, a rjeknješ: Štó je so mje dótknuł? </text:p>
      <text:p text:style-name="P1">32. A wón so wohlada za tej, kotraž to běše činiła. </text:p>
      <text:p text:style-name="P1">33. Ta žona so pak boješe a tšepjetaše (přetož wona wjedźiše, štož so běše na njej stało), přińdźe a padźe před nim dele a powjedaše jemu wšitku prawdu. </text:p>
      <text:p text:style-name="P1">34. Wón dźeše pak k njej: Moja dźowka, twoja wěra je tebi pomhała; dźi z měrom a budź čerstwa wot swojeje čwile. </text:p>
      <text:p text:style-name="P1">35. Jako wón hišće tak rěčeše, přińdźechu někotzi wot čeledźe teho šulskeho wyšeho a dźachu: Twoja dźowka je wumrjeła; što ty hišće teho mištra prózuješ? </text:p>
      <text:p text:style-name="P1">36. Jezus pak hnydom wusłyša tu ryč, kiž běše ryčana, a dźeše </text:p>
      <text:p text:style-name="P4"><text:s/></text:p>
      <text:p text:style-name="P1">----------------------------------- https://digital.slub-dresden.de/data/kitodo/BibltojeZ_478590679/BibltojeZ_478590679_tif/jpegs/00001365.tif.large.jpg ----------------------------------------------------------- </text:p>
      <text:p text:style-name="P1"><text:s/>Jairowa dźowka. (St. 5. 6.) swj. Marka. Jan jaty 59 ktemu šulzkemu wyššemu: Njebój, so; jeno wěŕ. Luk. 8, 50. </text:p>
      <text:p text:style-name="P1">4. Jezus pak dźeše k nim: Profeta nihdźe mjenje njepłaći, hač </text:p>
      <text:p text:style-name="P1">37. A njeda nikomu za sobu hić, w swojim wótznym kraju a domach hač jeno Pětrej a Jakubej a Janej, Jakubowemu bratrej. </text:p>
      <text:p text:style-name="P1">38. A wón přińdźe do chěže teho šulskeho wyšeho a widźeše tón ropot a kotřiž jara płakachu a skiwlachu. Jer. 4, 8. </text:p>
      <text:p text:style-name="P1">39. A wón dźeše k nim pšišedši nutř: Što wy tajki ropot ćěriće a płačeće? To dźěćo njeje wumrjeło, ale spi. Jan. 11, 11. </text:p>
      <text:p text:style-name="P1">40. A woni so jemu smějachu. Wón pak wuhna wšitkich a wza k sebi teho dźěsća nana a maćer a tych, kotřiž z nim běchu, a dźěše nutř, hdźež to dźěćo ležeše. </text:p>
      <text:p text:style-name="P1">41. A wón pšija to dźěćo za ruku a dźeše k njemu: Talitha kumi, to je přełožene: Holčatko, ja praju tebi, stawaj! </text:p>
      <text:p text:style-name="P1">42. A na měsće postanu to holčatko a chodźeše wokoło; wone běše pak dwanaće lět stare. A woni buchu jara zatorhnjeni. </text:p>
      <text:p text:style-name="P1">43. A wón jim twjerdźe zakaza, zo by nichtó wo tym njewjedźił, a dźeše, zo bychu jej jěsć dali. </text:p>
      <text:p text:style-name="P1">6. staw. Chrystus bu zazpjeny, pósćele japoštołow won; Janej bu hłowa wotćata; dźiwne nasyćenje a pomoz. </text:p>
      <text:p text:style-name="P1">1. A wón wuńdźe tam a přińdźe do swojeho wótzneho kraja; a jeho wučomnicy dźěchu za nim. Mat. 13, 54. Luk. 4, 16. </text:p>
      <text:p text:style-name="P1">2. A jako sabat přińdźe, poča wón wučić we jich šuli. A wjele, kiž posłuchachu, dźiwachu so jeho wučbje a dźachu: S wotkal ma tón tuto? A kajka je to mudrozć, kotraž jemu je data, zo tajke skutki so přez jeho rucy stanu? </text:p>
      <text:p text:style-name="P1">3. Njeje to tón ćěsla, Mariny syn, a bratr Jakubowy a Jozesowy a Judašowy a Schimanowy? Njejsu tež jeho sotry tudy pola nas? A pohóršachu so na nim. Luk. 4, 22. swojich. Jan. 4, 44. . A wón njemóžeše tam žadyn * činić, chiba na mało chorych połoži wón rucy a zahoji jich. </text:p>
      <text:p text:style-name="P1">6. A podźiwa so jich njewěrje. A wobkhodźi po měztkach wokoło a wučeše. </text:p>
      <text:p text:style-name="P1">7. A wón zawoła tych dwanaće a poča jich won pósłać po dwěmaj a da jim móc nad nječiztymi duchami. Mat. 10, 1. </text:p>
      <text:p text:style-name="P1">8. A přikaza jim, zo bychu ničo sobu na puć njebrali, chiba jeno kij, nic wačok, nic chlěba ani pjenjezy w pasu; </text:p>
      <text:p text:style-name="P1">9. Ale zo bychu w črijach byli a so dwě sukni njewoblekli. </text:p>
      <text:p text:style-name="P1">10. A dźeše k nim: Hdźež wy do chěže pšińdźeće, tam wy wostańće, hač byšće tam zaso wotešli. </text:p>
      <text:p text:style-name="P1">11. A jeli zo někotzi was horje njewozmu ani was njeposłuchaju, tam wy preč dźiće a tšasće tež tón proch z wašich nohow, na swědčenje na nich. Zawěrnje, ja praju wam: Sodomzkim abo Gomorzkim budźe na sudny dźeń lóže, dyžli tajkemu městu. Mat: 10, 14. Luk. 9, 5. Jap. zk.13,51. </text:p>
      <text:p text:style-name="P1">12. A woni šedši won prědowachu, zo bychu ludźo pokutu činili. </text:p>
      <text:p text:style-name="P1">13. A wuhnachu wjele čertow a žałbowachu wjele chorych z wolijom a wuztrowichu jich. Jak. 5, 14. </text:p>
      <text:p text:style-name="P1">14. A kral Herodas słyšeše to (přetož jeho mjeno běše zjawne zčinjene) a dźeše: Jan, tón křćenik, je wot morwych ztanuł, a teho dla stanu so tajke skutki w nim. Mat. 14, 1. Luk. 9, 7. </text:p>
      <text:p text:style-name="P1">15. Někotzi pak dźachu: Wón je Elias; někotzi pak: Wón je profeta abo jedyn tych profetow. </text:p>
      <text:p text:style-name="P1">16. Jako pak to Herodas słyšeše, dźeše wón: To je Jan, kotremuž ja sym hłowu zćał; tón je wot morwych ztanuł. </text:p>
      <text:p text:style-name="P4"><text:s/></text:p>
      <text:p text:style-name="P1">----------------------------------- https://digital.slub-dresden.de/data/kitodo/BibltojeZ_478590679/BibltojeZ_478590679_tif/jpegs/00001366.tif.large.jpg ----------------------------------------------------------- </text:p>
      <text:p text:style-name="P1"><text:s/>60 a zkónzowany. Sćenje (6. zt.) Jezus </text:p>
      <text:p text:style-name="P1">17. Přetož wón, Herodas, běše won pósłał, jimał Jana a jeho sadźił do jastwa, Herodiady, Philippa, swojeho bratra, mandźelzkeje dla; přetož wón běše ju za mandźelsku wzał. Luk. 3, 19. 20. </text:p>
      <text:p text:style-name="P1">18. Jan pak dźeše k Herodašej: Tebi so njesłuša, twojeho bratra mandźelsku měć. 3 Mójz. 18, 6. </text:p>
      <text:p text:style-name="P1">19. Herodias teho dla łakaše na njeho a chcyše jeho morić, ale njemóžeše. Tekst na 5. njedźelu po třoch kralach. III. </text:p>
      <text:p text:style-name="P1">20. [Herodas pak so Jana boješe, dokelž wón wjedźiše, zo wón prawy a swjaty muž běše, a wobarnowa jeho; a we wjele wězach e jeho a słyšeše jeho rad. </text:p>
      <text:p text:style-name="P1">21. Jako pak sprawny dźeń přińdźe, zo Herodas wječeŕ hotowaše na swój narodny dźeń swojim wyšim a hejtmanam a tym wosebnym w Galilejskej; mMat. 14, 6. </text:p>
      <text:p text:style-name="P1">22. A nutř stupi dźowka teje Herodiady a rejwaše; a to so Herodašej lubješe a tym, kotřiž za blidom sedźichu; tuž dźeše tón kral k temu holčeću: Proš mje, za čož ty chceš, ja chcu jo tebi dać. </text:p>
      <text:p text:style-name="P1">23. A pšisahnu so jej: Štož ty mje budźeš prosyć, to chcu ja tebi dać hač do połojzy mojeho kralestwa. </text:p>
      <text:p text:style-name="P1">24. Wona pak wuńdźe won a dźeše k swojej maćeri: Što ja dyrbju prosyć? Ta dźeše: Pře hłowu Jana, teho křćenika. </text:p>
      <text:p text:style-name="P1">25. A wona na měsće z khwatanjom zańdźe nutř k kralej, prošeše a dźeše: Ja chcu, zo by ty mi dał nětk hnydom na škli tu hłowu Jana, teho křćenika. </text:p>
      <text:p text:style-name="P1">26. Tón kral bu zrudny; dha wšak teje pšisahi a tych dla, kotřiž za blidom sedźichu, njechaše wón jej zapowjedźić. </text:p>
      <text:p text:style-name="P1">27. A na měsće pósła tón kral wobwješerja a da jeho hłowu hew přinjesć. Tón teho dla šedši tam zća jemu hłowu we jaztwje; </text:p>
      <text:p text:style-name="P1">28. A přinjese jeho hłowu na škli a da ju temu holčeću; a to holčo da ju swojej maćeri. </text:p>
      <text:p text:style-name="P1">29. A jako to jeho wučomnicy słyšachu, přińdźechu woni a wzachu jeho ćěło a schowachu jo do rowa.) </text:p>
      <text:p text:style-name="P1">30. A ći pósli pak zhromadźichu so zaso k Jezusej a zjewichu jemu to wšitko a štož běchu činili a wučili. Mat. 14, 13. Luk. 9, 10. </text:p>
      <text:p text:style-name="P1">31. A wón dźeše k nim: Pójće wy wosebje do pusćiny a wotpočće trochu. Přetož jich běše wjele, kotřiž pšikhadźachu a wotkhadźachu, tak zo woni ani k jědźi khwile njemějachu. </text:p>
      <text:p text:style-name="P1">32. A woni so wjezechu na łódźi do pusćiny wosebje. </text:p>
      <text:p text:style-name="P1">33. A ludźo jich widźichu, zo so preč wjezechu, a jich wjele jeho póznachu a běžachu tam pěši ze wšěch městow, a přińdźechu prjedy nich a zeńdźechu so k njemu. </text:p>
      <text:p text:style-name="P1">34. A Jezus šedši z łódźe won wuhlada tón wulki lud, a běše jemu žel teho sameho; přetož woni běchu jako wowcy, kiž nimaju žaneho pastyrja. A wón poča jich wučić wjele wěcow. Mat. 9, 36. </text:p>
      <text:p text:style-name="P1">35. A jako nětk chcyše skoro wječor być, pšiztupichu jeho wučomnicy k njemu a dźachu: Tudy je puzćina a dźeń je so minuł; Mat. 14, 15. Luk. 9, 12. Jan. 6, 5. </text:p>
      <text:p text:style-name="P1">36. Rospušć jich, zo bychu woni ducy do wokolnych wsow a městow sebi chlěb kupili; přetož woni nimaju ničo k jědźi. </text:p>
      <text:p text:style-name="P1">37. Wón pak wotmołwi a dźeše k nim: Dajće wy jim jěsć. A woni dźachu k njemu: Mamy dha my hić a za dwě zćě krošow chlěba kupić a jim jěsć dać? Jan. 6, 7. </text:p>
      <text:p text:style-name="P1">38. Wón pak dźeše k nim: Wjele chlěba wy maće? Dźiće a pohladajće. A jako so běchu wobhonili, dźachu woni: Pjeć, a dwě rybje. </text:p>
      <text:p text:style-name="P4"><text:s/></text:p>
      <text:p text:style-name="P1">----------------------------------- https://digital.slub-dresden.de/data/kitodo/BibltojeZ_478590679/BibltojeZ_478590679_tif/jpegs/00001367.tif.large.jpg ----------------------------------------------------------- </text:p>
      <text:p text:style-name="P1"><text:s/>nasyći 5000 mužow, (St. 6. 7.) swj. Marka. chodźi po morju. 61 </text:p>
      <text:p text:style-name="P1">39. A wón přikaza jim, zo bychu so wšitcy dele zesydali, jene połne blido po druhim, na zelenu trawu. </text:p>
      <text:p text:style-name="P1">40. A woni zesydachu so po rjadu, sto a sto, pjeć dźesać a pjeć dźesać. </text:p>
      <text:p text:style-name="P1">41. A wón wza te pjeć pokroty a tej dwě rybje a pohlada do njebjes, dźakowaše so a łamaše te chlěby a da je swojim wučomnikam, zo bychu jim prjódk kładli. A tej dwě rybje rosdźěli wón bjez wšitkich. </text:p>
      <text:p text:style-name="P1">42. A woni jědźichu wšitcy a buchu nasyćeni. </text:p>
      <text:p text:style-name="P1">43. A woni zebrachu kruškow chlěba, dwanaće korbow połnych, a wot teju rybow (něšto). </text:p>
      <text:p text:style-name="P1">44. A běše tych, kotřiž běchu jědli, pola pjeć tawzynt mužow. </text:p>
      <text:p text:style-name="P1">45. A hnydom pšinući wón swojich wučomnikow, zo bychu na łódź stupili a prjedy njeho so přewjezli do Bethzaidy, hač by wón tón lud rospušćił. Mat. 14, 22. Jan. 6, 17. </text:p>
      <text:p text:style-name="P1">46. A jako wón jich běše wot sebje preč pósłał, dźěše wón na horu, zo by so modlił. </text:p>
      <text:p text:style-name="P1">47. A jako wječor bu, běše ta łódź srjedźa na morju, wón pak sam na zemi. </text:p>
      <text:p text:style-name="P1">48. A wón widźeše, zo woni z wulkej prózu so wjezechu; přetož wětr běše jim přećiwny. Teho dla při štwórtej nóznej waše přińdźe wón k nim, chodźeše po morju a chcyše nimo nich prjedy přińć. </text:p>
      <text:p text:style-name="P1">49. Jako pak woni widźichu, zo wón po morju chodźeše, měnjachu woni, zo je šerjenje, a zakšičachu; </text:p>
      <text:p text:style-name="P1">50. Přetož wšitcy jeho widźichu a nastróžichu so. A na měsće rěčeše wón z nimi a dźeše k nim: Budźće dobreje mysle; ja to sym, njebójće so. </text:p>
      <text:p text:style-name="P1">51. A wón stupi k nim do łódźe, a tón wětr woćichnu. A woni so jara wulcy w sebi nastróžichu a dźiwachu so. St. 4, 39. </text:p>
      <text:p text:style-name="P1">52. Přetož ničo rozomniši njebuchu nad tymi khlěbami, a jich wutroba běše stwjerdnjena. </text:p>
      <text:p text:style-name="P1">53. A jako so přewjezli běchu, přińdźechu woni do Genezarethzkeho kraja, a tam woni tu łódź k brjohej pšiztajichu. Mat. 14, 34. </text:p>
      <text:p text:style-name="P1">54. A jako nětk z łódźe běchu wušli, hnydom jeho ludźo póznachu; </text:p>
      <text:p text:style-name="P1">55. A woni, běžawši po wšitkim tym samym wokolnym kraju wokoło, počachu chorych na łožach wokoło nosyć, hdźež woni słyšachu, zo wón tam je. </text:p>
      <text:p text:style-name="P1">56. A hdźež wón dźěše do městow abo do městow abo do wsow, tam kładźechu woni chorych na torhošćo a prošachu jeho, zo bychu so jeno teho wobruba jeho drasty dótkli. A kotřiž so jeho dótkachu, ći buchu wuztrowjeni. </text:p>
      <text:p text:style-name="P1">7. staw. Wo hejchleŕztwje Farizejskich, póhanzkeje žony dźowčičcy, hłuchim a němym. </text:p>
      <text:p text:style-name="P1">1. A k njemu so zeńdźechu Farizejscy a někotzi wot pismawučenych, kotřiž běchu z Jerusalema přišli. Mat. 15, 1. </text:p>
      <text:p text:style-name="P1">2. A jako woni widźichu, zo někotzi jeho wučomnikow z gmejn, to je z njemytymaj rukomaj chlěb jědźichu, swarjachu woni na to. Luk. 11, 38. „3. Přetož Farizejscy a wšitcy Zidźi njejědźa, chiba zo su sebi rucy husto zmyli, a dźerža tak tych staršich wuztajenja. </text:p>
      <text:p text:style-name="P1">4. A hdyž z torhošća přińdu, njejědźa woni, chiba zo su so zmyli. A tych wěcow je wjele, kotrež su horje wzali, zo chzedźa je dźeržeć, jako je wumyće tych piwnych sudobjow, tych karanow, tych khoporowych sudobjow a tych blidow. </text:p>
      <text:p text:style-name="P1">5. Tuž teho dla woprašachu jeho ći Farizejscy a pismawučeni: Cžoho dla njekhodźa twoji wučom</text:p>
      <text:p text:style-name="P4"><text:s/></text:p>
      <text:p text:style-name="P1">----------------------------------- https://digital.slub-dresden.de/data/kitodo/BibltojeZ_478590679/BibltojeZ_478590679_tif/jpegs/00001368.tif.large.jpg ----------------------------------------------------------- </text:p>
      <text:p text:style-name="P1"><text:s/>62 Farizejskich wašnje. Sćenje (7. zt.) Kananejzka žónska. nizy po tych staršich jich wustajenjach, ale jědźa chlěb z njemytymaj rukomaj? </text:p>
      <text:p text:style-name="P1">6. Wón pak wotmołwi a dźeše k nim: Derje je Jezajas wot was błudnikow wěšćił, jako je pisane: Tón lud česći mje z hubomaj, ale jich wutroba je daloko wote mnje. Jez 29, 13. Mat. 15,7. </text:p>
      <text:p text:style-name="P1">7. Podarmo pak mi słuža, dokelž wuča tajke wučby, kotrež su člorwzke přikaznje. </text:p>
      <text:p text:style-name="P1">8. Přetož wy wopušćiće Bože přikazanje a dźeržiće tych čłowjekow wustajenje, jako je to wumyće tych karanow a piwnych khanow; teho runja tajkich wěcow druhich činiće wy wjele. </text:p>
      <text:p text:style-name="P1">9. A wón dźeše k nim: Wy čizće Bože přikazanje zaćisnjeće, zo byšće waše wustajenje dźerželi. </text:p>
      <text:p text:style-name="P1">10. Přetož Mójzas je prajił: Česć swojeho nana a swoju maćer, a štóž na nana abo na maćer złe rěči, tón dyrbi smjerće wumrjeć. 2 Mójz. 20, 12. 5 Mójz. 5, 16. </text:p>
      <text:p text:style-name="P1">11. Wy pak wučiće: Hdyž štó rjeknje k nanej abo k maćeri: Korban (to je, hdyž ja to wopruju, dha je wone tebi wjele wužitniše), tón čini derje. </text:p>
      <text:p text:style-name="P1">12. A tak wy ničo wjazy njewotpušćiće, zo by wón činił swojemu nanej abo swojej maćeri; </text:p>
      <text:p text:style-name="P1">13. A zběhnjeće Bože słowo přez waše wustajenje, kotrež wy sće wuztajili; a teho runja činiće wy wjele. </text:p>
      <text:p text:style-name="P1">14. A wón zawoła k sebi wšitkón lud a dźeše k nim: Posłuchajće wšitcy na mnje a zrozyńće. Mat: 15, 10. </text:p>
      <text:p text:style-name="P1">15. Ničo njeje, kiž wonkach do čłowjeka dźe, zo by jeho nječisteho činiło; ale štož wot njeho won dźe, to je, kiž čłowjeka nječisteho čini. </text:p>
      <text:p text:style-name="P1">16. Ma⸗li štó wuši k posłuchanju, tón posłuchaj. Mat. 11, 15. St. 13, 9. </text:p>
      <text:p text:style-name="P1">17. A jako wón wot luda do chěže přińdźe, woprašachu jeho jeho wučomnicy wo to přirunanje. Mat. 15, 15. </text:p>
      <text:p text:style-name="P1">18. A wón dźeše k nim: Sće wy dha tež tak njerozomni? Njezrozymiće wy hišće, zo wšitko, štož wonkach je a do čłowjeka dźe, to jeho njemóže nječisteho činić? </text:p>
      <text:p text:style-name="P1">19. Přetož wone njeńdźe do jeho wutroby, ale do brjucha, a wuńdźe do wukhoda, hdźež wšitka jědź so wurjedźi. </text:p>
      <text:p text:style-name="P1">20. Wón pak dźeše: Štož z čłowjeka wuńdźe, to same čłowjeka nječisteho čini; </text:p>
      <text:p text:style-name="P1">21. Přetož znutskach, z wutroby tych čłowjekow, wuńdu złe mysle, mandźelstwo⸗łamanje, kurwaŕztwo, mordarstwo, </text:p>
      <text:p text:style-name="P1">22. Paduchztwo, lakomztwo, njeprawdozć, lesnozć, njepózćiwozć, złe woko, Bože hanjenje, pycha, njemudrozć; </text:p>
      <text:p text:style-name="P1">23. Wšitke te złe wěcy znutskach won wuńdu a činja čłowjeka nječisteho. </text:p>
      <text:p text:style-name="P1">24. A wón stanu tam a woteńdźe do Tirizkich a Sidonskich mjezow. A šedši do doma njechaše wón, zo by štó wo nim wjedźił, a wšak njemóžeše so potajić. Mat. 15, 21. </text:p>
      <text:p text:style-name="P1">25. Přetož žona běše wot njeho słyšała, kotrejež (jejne) dźowčatko nječisteho ducha měješe; a pšišedši padźe dele k jeho nohomaj; </text:p>
      <text:p text:style-name="P1">26. (Ta žona pak běše Grichizka, Sirophönizizka z roda) a ta prošeše jeho, zo by wón djaboła z jeje dźowki wuhnał. </text:p>
      <text:p text:style-name="P1">27. Jezus pak dźeše k njej: Njech so prjedy dźěći najědźa; přetož wono njeje pěknje, zo so dźěćom chlěb wozmje a ćisnje so psam. Mat. 1d, 26. </text:p>
      <text:p text:style-name="P1">28. Wona pak wotmołwi a dźeše k njemu: Haj, Knježe, dha wšak tež jědźa te psyčatka pod blidom wot drjebjeńčkow tych dźěći. </text:p>
      <text:p text:style-name="P1">29. A wón dźeše k njej: Teho </text:p>
      <text:p text:style-name="P4"><text:s/></text:p>
      <text:p text:style-name="P1">----------------------------------- https://digital.slub-dresden.de/data/kitodo/BibltojeZ_478590679/BibltojeZ_478590679_tif/jpegs/00001369.tif.large.jpg ----------------------------------------------------------- </text:p>
      <text:p text:style-name="P1"><text:s/>Hłuchi. (St. 7. 8.) swj. Marka. Jezus nasyći 4000 mužow. 63 słowa dla dźi; čert je z twojeje dźowki wušoł. </text:p>
      <text:p text:style-name="P1">30. A wona woteńdźe do swojeho doma a namaka, zo tón čert běše wušoł, a zo ta dźowka na łožu ležeše. Sćenje na 12. njedźelu po swj. Trojicy. </text:p>
      <text:p text:style-name="P1">31. A jako wón zaso wuńdźe z Tirizkich a Sidonskich mjezow, přińdźe wón k Galilejzkemu morju, srjedźa na mjezy tych dźesać městow. Mat. 15, 20. </text:p>
      <text:p text:style-name="P1">32. A woni přiwjedźechu k njemu hłucheho, kiž němy běše, a prošachu jeho, zo by ruku na njeho połožił. Mat. 9, 32. Luk. 11, 14. </text:p>
      <text:p text:style-name="P1">33. A wón wza jeho wot luda wosebje, tyknu jemu swoje porzty do jeho wušow a wuplunu a dótknu so jeho jazyka. St. 8, 23. </text:p>
      <text:p text:style-name="P1">34. A pohlada horje k njebjesam, zdychnu a dźeše k njemu: Hephata, to je: wotewŕ so! Jan. 11, 41. </text:p>
      <text:p text:style-name="P1">35. A hnydom wotewrištej so jeho wuši a tón zwjazk jeho jazyka so roswjaza, a wón rěčeše prawje. </text:p>
      <text:p text:style-name="P1">36. A wón jim zakaza, zo bychu to nikomu njeprajili. pak wón jim zakaza, woni jo rosnjesechu. </text:p>
      <text:p text:style-name="P1">37. A dźiwachu so přez měru a dźachu: Wón je wšitko derje činił; hłuchich čini wón słyšazych a němych ryčazych.) l Mójz. 1, 31. </text:p>
      <text:p text:style-name="P1">8. staw. Wo sydom khlěbach, zejchach a kwasu Farizejskich, slepym, póznaću wot Chrystusa a jeho ćerpjenju. Cžim bóle ćim bóle Sćenje na 7. njedźelu po swj. Trojicy. </text:p>
      <text:p text:style-name="P1">1. [W tych samych dnjach, jako wulki lud tam běše a njemějachu ničo k jědźi, zawoła Jezus swojich wučomnikow k sebi a dźeše k nim: Mat. 15, 32. </text:p>
      <text:p text:style-name="P1">2. Mi je žel teho luda; přetož woni su hižom na tři dny pola mje zawoztali a nimaju ničo k jědźi; </text:p>
      <text:p text:style-name="P1">3. A hdy bych ja jich bjez jědźe dom pušćił, bychu woni na puću zawutlili. Přetož někotzi běchu z daloka přišli. </text:p>
      <text:p text:style-name="P1">4. Jeho słužomnicy pak wotmołwichu jemu: Hdźe my chlěba wozmjemy tudy w pusćinje, zo bychmy jich nasyćili? </text:p>
      <text:p text:style-name="P1">5. A wón prašeše jich: Wjele maće pokrotow? Woni pak dźachu: Sydom. </text:p>
      <text:p text:style-name="P1">6. A wón přikaza ludu, zo bychu so na zemju zesydali. A wza te sydom pokroty a dźakowaše so a łamaše a da je swojim wučomnikam, zo bychu je prjódk kładli, a woni kładźechu je ludu prjódk. </text:p>
      <text:p text:style-name="P1">7. A mějachu trochu rybičkow; a wón so dźakowaše a kazaše te same tež prjódk kłasć. </text:p>
      <text:p text:style-name="P1">8. Woni jědźichu pak a buchu nasyćeni a nazběrachu zbytknych kruškow sydom korbow. 2 Kral. 4, 44. </text:p>
      <text:p text:style-name="P1">9. A jich běše na štyri tawzyntow, kiž jědli běchu; a wón pušći jich wot sebje.) </text:p>
      <text:p text:style-name="P1">10. A hnydom stupi wón do łódźe ze swojimi wučomnikami a přińdźe do Dalmanutzkeho kraja. </text:p>
      <text:p text:style-name="P1">11. A ći Farizejscy wuńdźechu a počachu so z nim woprašować a žadachu wot njeho zejch z njebjes, spytawši jeho. Mat. 16, 1. St. 12, 38. </text:p>
      <text:p text:style-name="P1">12. A wón zdychnu w swojim duchu a dźeše: Što pyta wšak ta šlachta zejch?P Woprawdźe, ja praju wam: Tej šlachće žadyn zejch njebudźe daty. Luk. 11, 29. </text:p>
      <text:p text:style-name="P1">13. A wón stupi zaso do łódźe, wostajiwši jich, a přewjeze so na druhi brjoh. </text:p>
      <text:p text:style-name="P1">14. A woni běchu zapomnili chlěba sobu wzać; a njemějachu wjazy sobu na łódźi, hač jeno jenu pokrotu. Mat. 16, 5. 6. </text:p>
      <text:p text:style-name="P1">15. A wón přikaza jim a dźeše: Pohladajće a hladajće so před kwasom tych Farizejskich a před kwasom Herodaša. Mat. 16, 6. Luk. 12, 1. </text:p>
      <text:p text:style-name="P1">16. A woni sebi myslachu tam </text:p>
      <text:p text:style-name="P4"><text:s/></text:p>
      <text:p text:style-name="P1">----------------------------------- https://digital.slub-dresden.de/data/kitodo/BibltojeZ_478590679/BibltojeZ_478590679_tif/jpegs/00001370.tif.large.jpg ----------------------------------------------------------- </text:p>
      <text:p text:style-name="P1"><text:s/>64 Sslepy wuztrowjeny. Sćenje (8. zt.) Pětr khoztany. a sem, a dźeše jedyn k druhemu: My chlěba nimamy. </text:p>
      <text:p text:style-name="P1">17. A Jezus zrozumi to a dźeše k nim: Što so wy tež staraće, zo chlěba nimaće? Njepóznajeće wy hišće ani njerozymiće? Maće wy hišće wašu stwjerdnjenu wutrobu? St. 3, 5. St. 6, 52. </text:p>
      <text:p text:style-name="P1">18. Maće woči a njewidźiće? a maće wuši a njesłyšiće? Abo njezpominaće na to? </text:p>
      <text:p text:style-name="P1">19. Jako ja pjeć chlěbow łamach za tych pjeć tawzynt, kak wjele korbow połnych kruškow wy nazběrašće? Woni dźachu: Dwanaće. Mat. 14, 19. Luk. o, 13. Jan. 6, 9. 13. </text:p>
      <text:p text:style-name="P1">20. Jako ja pak sydom łamach za te štyri tawzynt, kak wjele korbow połnych kruškow nazběrašće wy? Woni pak dźachu: Sydom. </text:p>
      <text:p text:style-name="P1">21. A wón dźeše k nim: Kak dha, zo wy ničo njerozymiće? </text:p>
      <text:p text:style-name="P1">22. A wón přińdźe do Bethzaidy; a woni přiwjedźechu k njemu slepeho a prošachu jeho, zo by so jeho dótknuł. </text:p>
      <text:p text:style-name="P1">23. A wón wza teho slepeho za ruku a wjedźeše jeho won z městka a plunu do jeho wočow, połoži swojej rucy na njeho a wopraša jeho: Widźiš što? St. 7, 32. 33. Jan. 9, 6. </text:p>
      <text:p text:style-name="P1">24. A wón pohlada horje a dźeše: Ja widźu, zo ludźo khodźa, jako bych štomy widźił. </text:p>
      <text:p text:style-name="P1">25. Potom połoži wón zaso rucy na jeho woči a kazaše jemu zaso hladać; a wón bě zaso wuztrowjeny, tak zo wšitko z daloka jasnje widźeše. </text:p>
      <text:p text:style-name="P1">26. A wón jeho dom pósła a dźeše: Njechodź do městka ani njepowěs to tež nikomu nutskach. St. 7, 36. </text:p>
      <text:p text:style-name="P1">27. A Jezus wuńdźe won a jeho wučomnicy do městow Zezareje Philippa. A na puću wopraša wón swojich wučomnikow a dźeše k nim: Štó praja ludźo, zo ja sym? Mat. 16, 13. Luk. 9, 18. </text:p>
      <text:p text:style-name="P1">28. A woni wotmołwichu: Woni praja, zo sy ty Jan, tón křćenik; někotzi pak praja, zo sy Elias; a někotzi, zo sy tych profetow jedyn. </text:p>
      <text:p text:style-name="P1">29. A wón dźeše k nim: Wy pak, što prajiće wy, zo ja sym? Pětr pak wotmołwi a dźeše k njemu: Ty sy Chrystus. Jan. 1, 49. </text:p>
      <text:p text:style-name="P1">30. A wón pohrozy jim, zo bychu nikomu wot njeho njeprajili. </text:p>
      <text:p text:style-name="P1">31. A poča jich wučić, zo čłowjeka syn ma wjele ćerpić, a zo dyrbi zaćisnjeny być wot staršich a wyšich měšnikow a pismawučenych, a zo budźe morjeny, a zo po třoch dnjach budźe horje stanuć. Mat. 16, 21. Luk. 18, 31. </text:p>
      <text:p text:style-name="P1">32. A wón rěčeše to słowo zjawnje. Tuž zapšimny jeho Pětr a poča jemu wobarać. </text:p>
      <text:p text:style-name="P1">33. Wón so pak wobroći, a pohlada na swojich wučomnikow, pohrozy Pětrej a dźeše: Dźi preč wote mnje, zatanje; přetož ty so njewuztejiš na to, štož Bože, ale na to, štož člowječne je. </text:p>
      <text:p text:style-name="P1">34. A wón zawoła k sebi tón lud a swojich wučomnikow a dźeše k nim: Štóž chce za mnu přińć, tón sam so zaprěj a wzmi swój křiž na so a chodź za mnu. Mat. 16, 24. Luk. 9, 23. </text:p>
      <text:p text:style-name="P1">35. Přetož štóž chce swoje žiwjenje zachować, tón budźe to same zhubić; a štóž swoje žiwjenje zhubi moje a teho ewangeliona dla, tón budźe to same zachować. Mat. 10, 39. </text:p>
      <text:p text:style-name="P1">36. Přetož što pomha čłowjekej, hdy by wón runje wšitkón swět dobył a škodu wzał na swojej duši? </text:p>
      <text:p text:style-name="P1">37. Abo što móže čłowjek dać k wumoženju swojeje duše? </text:p>
      <text:p text:style-name="P1">38. Štóž so pak mje a mojich słowow hanibuje bjez tym mandźelstwo⸗-łamazym a hrěšnym narodom, teho budźe so tež čłowjeka syn hanibować, hdyž wón budźe </text:p>
      <text:p text:style-name="P4"><text:s/></text:p>
      <text:p text:style-name="P1">----------------------------------- https://digital.slub-dresden.de/data/kitodo/BibltojeZ_478590679/BibltojeZ_478590679_tif/jpegs/00001371.tif.large.jpg ----------------------------------------------------------- </text:p>
      <text:p text:style-name="P1"><text:s/>Pšekrasnjenje (St. 8. 9.) swj. Marka. Khryztusowe. Němy duch. 65 přińć w krasnozći swojeho Wótca ze swjatymi jandźelemi. Mat. 10, 32. Luk. 9, 26. St. 12, 8. St. 9. Scht. 1. A wón dźeše k nim: Zawěrnje, ja praju wam: Někotzi tudy su a zteja, kotřiž smjerće njebudźa woptać, hač woni budźa widźić, zo to kralestwo Bože z mozu pšikhadźa. Mat. 16, 28. Luk. 9, 29. </text:p>
      <text:p text:style-name="P1">9. staw. Hiztorija wo Chrystusowym pšekrasnjenju a naměsaznym synu; wučba wo ponižnozći a pohóršenju. </text:p>
      <text:p text:style-name="P1">2. A po šezći dnjach wza Jezus k sebi Pětra a Jakuba a Jana a wjedźeše jich na wysoku horu wosebje samych a pšeměni so před nimi. Mat. 17, 1. Luk. 9, 28. </text:p>
      <text:p text:style-name="P1">3. A jeho drazta bu jasna a jara běła, jako sněh, kotruž žadyn barbaŕ na zemi njemóže tak běłu zčinić. Mat. 28, 3. </text:p>
      <text:p text:style-name="P1">4. A jim so zjewi Elias z Mójzasom, a měještaj rosryčowanje z Jezusom. </text:p>
      <text:p text:style-name="P1">5. A Pětr wotmołwi a dźeše k Jezusej: Rabbi, tudy je nam dobro być; teho dla čińmy tři hěty, tebi jenu, Mójzasej jenu a Eliasej jenu. </text:p>
      <text:p text:style-name="P1">6. Přetož wón njewjedźiše, što rěči, dokelž woni běchu naztróženi. </text:p>
      <text:p text:style-name="P1">7. A mróčel přińdźe, kotraž jich wobkhłódkowa. A hłós padźe z teje mróčele a dźeše: To je tón samy mój luby Syn, teho maće wy posłuchać. Mat. 3, 17. </text:p>
      <text:p text:style-name="P1">8. A hnydom wohladawši so njewidźichu woni nikoho wjazy, hač jeno Jezusa sameho při sebi. </text:p>
      <text:p text:style-name="P1">9. Jako woni pak z hory dele dźěchu, zakaza wón jim, zo bychu nikomu njeprajili, što su widźili, hač by čłowjeka syn wot morwych ztanuł. </text:p>
      <text:p text:style-name="P1">10. A woni zakhowachu tu wěc při sebi a woprašowachu so bjez sobu, što by to stawanje wot morwych było. </text:p>
      <text:p text:style-name="P1">11. A woprašachu jeho a dźachu: Cžoho dla dha pismawučeni praja, zo ma Elias prjedy přińć? Mal. 4, 5. </text:p>
      <text:p text:style-name="P1">12. Wón pak wotmołwi a dźeše k nim: Elias ma wšak prjedy přińć a wšitko zaso na prawe přinjesć; a k temu tež dyrbi čłowjeka syn wjele ćerpić a zazpity być, jako steji pisane. </text:p>
      <text:p text:style-name="P1">13. Ale ja praju wam: A Elias je přišoł a woni su jemu činili, štož su chzyli, jako wot njeho steji pisane. Mat. 11, 14. </text:p>
      <text:p text:style-name="P1">14. A wón pšišedši k druhim wučomnikam widźeše wulki lud wokoło nich a pismawučenych, kotřiž so z nimi woprašowachu. </text:p>
      <text:p text:style-name="P1">15. A na měsće so wšitkón lud stróži, jako jeho wuhlada, a pšiběžawši powitachu jeho. </text:p>
      <text:p text:style-name="P1">16. A wón wopraša tych pismawučenych: Što woprašujeće wy so z nimi? </text:p>
      <text:p text:style-name="P1">17. A jedyn z teho luda wotmołwi a dźeše: Mištrje, ja sym swojeho syna k tebi pšiwjedł, kotryž ma němeho ducha; Mat. 17, 14. Luk. 9, 38. </text:p>
      <text:p text:style-name="P1">18. A hdźež wón jeho dosahnje, torha wón jeho, a wón pěni a kšipi ze swojimi zubami a schnje. Ja sym z twojimi wučomnikami rěčał, zo bychu jeho wuhnali, woni pak njemóžachu. </text:p>
      <text:p text:style-name="P1">19. Wón wotmołwi jemu pak a dźeše: O ty njewěrny narodźe, kak dołho mam ja pola was być? Kak dołho mam ja was ćerpić? Pšiwjedźće jeho ke mni. </text:p>
      <text:p text:style-name="P1">20. A woni přiwjedźechu jeho k njemu. A hnydom, jako Jezus jeho wohlada, torhaše jeho tón duch; wón pak padźe na zemju, waleše so a pěnješe. </text:p>
      <text:p text:style-name="P1">21. A wón wopraša jeho nana: Kak dołho je, jako so jemu to stało je? Wón pak dźeše? Hnydom wot małozće; </text:p>
      <text:p text:style-name="P1">22. A husto je wón jeho do wo</text:p>
      <text:p text:style-name="P4"><text:s/></text:p>
      <text:p text:style-name="P1">----------------------------------- https://digital.slub-dresden.de/data/kitodo/BibltojeZ_478590679/BibltojeZ_478590679_tif/jpegs/00001372.tif.large.jpg ----------------------------------------------------------- </text:p>
      <text:p text:style-name="P1"><text:s/>66 Wučba. Sčenje (9. zt.) wo ponižnozći henja a do wody mjetał, zo by jeho zkónzował. Móžeš⸗li ty pak što, dha smil so nad nami a pomhaj nam. </text:p>
      <text:p text:style-name="P1">23. Jezus pak dźeše k njemu: Hdy by ty wěrić mohł. Temu, kiž wěri, su wšitke wěcy móžne. Luk. 17, 6. </text:p>
      <text:p text:style-name="P1">24. A hnydom zawoła teho dźěsća nan a dźeše ze sylzami: Ja wěrju, mój Knježe; pomhaj mojej njewěrje! </text:p>
      <text:p text:style-name="P1">25. A jako pak Jezus widźeše, zo lud pšiběži, pohrozy wón temu nječiztemu duchu a dźeše k njemu: Ty němy a hłuchi ducho, ja ći pšikažu, wuńdź z njeho a njechodź wjazy do njeho. </text:p>
      <text:p text:style-name="P1">26. Tuž wołaše wón a torhaše jeho jara a wuńdźe. A wón bu jako morwy, tak zo jich tež wjele praješe: Wón je wumrěł. </text:p>
      <text:p text:style-name="P1">27. Jezus pak zapšija jeho z ruku a pozběhnu jeho; a wón postanu. </text:p>
      <text:p text:style-name="P1">28. A jako wón dom přińdźe, woprašachu jeho jeho wučomnicy wosebje: Cžoho dla dha my jeho njemóžachmy wuhnać? Mat. 17, 19. </text:p>
      <text:p text:style-name="P1">29. Wón pak dźeše: Tón narod hinak njemóže wuńć, chiba přez modlitwu a pozćenje. </text:p>
      <text:p text:style-name="P1">30. A woni dźěchu tam preč a khodźachu přez Galilejzku; a wón nochzyše, zo by štó wo tym wjedźił. </text:p>
      <text:p text:style-name="P1">31. Wón wučeše pak swojich wučomnikow a dźeše k nim: Cžlowjeka syn budźe podaty do čłowjekow jich rukow, a woni budźa jeho morić; a hdyž budźe morjeny, budźe wón na třeći dźeń zaso horje stanuć. Mat. 17, 22. Luł. 9, 44. </text:p>
      <text:p text:style-name="P1">32. Woni pak njezrozymichu to słowo a bojachu so jeho woprašeć. </text:p>
      <text:p text:style-name="P1">33. A wón přińdźe do Kapernauma. A jako wón domach běše, prašeše wón jich: Što wy so na puću bjez sobu rosryčešće? </text:p>
      <text:p text:style-name="P1">34. Woni pak mjelčachu; přetož woni so bjez sobu na puću běchu rosryčowali, štó by wot nich wjetši był? Mat. 18, 1. Luk. 9, 46. </text:p>
      <text:p text:style-name="P1">35. A wón synu so a zawoła tych dwanaće a dźeše k nim: Chce⸗li štó prěni być, tón budźe posleni přede wšitkimi a wšitkich jich wotročk. </text:p>
      <text:p text:style-name="P1">36. A wza dźěćatko a poztaji jo srjedźa bjez nich a wokoša to same a dźeše k nim: </text:p>
      <text:p text:style-name="P1">37. Štóž jene tajke dźěćatko w mojim mjenje horje wozmje, tón wozmje mje horje; a štóž mje horje wozmje, tón njewozmje mje horje, ale teho, kotryž mje je pósłał. </text:p>
      <text:p text:style-name="P1">38. Jan pak wotmołwi jemu a dźeše: Mištrje, my widźichmy jeneho, tón djabołow w twojim mjenje won honješe, kotryž wšak za nami njechodźi; a my jemu zakazachmy, teho dla, zo wón za nami njechodźi. Luk. ó, 49. 4 Mójz. 11, 27. 28. 29. </text:p>
      <text:p text:style-name="P1">39. Jezus pak dźeše: Njezakažće jemu to; přetož nichtó njeje, kiž by skutk činił w mojim mjenje a mohł hnydom wote mnje złe rěčeć. 1 Kor. 12, 3. </text:p>
      <text:p text:style-name="P1">40. Přetož štóž přećiwo nam njeje, tón je za nas. Mat. 12, 30. </text:p>
      <text:p text:style-name="P1">41. Štóž pak was napowa z khanku wody w mojim mjenje, teho dla, zo wy Khryztusej pšisłušeće, zawěrnje, ja praju wam, to jemu njebudźe njezapłaćene woztać. Mat. 10, 42. </text:p>
      <text:p text:style-name="P1">42. A štóž tych małych jeneho pohórši, kiž do mnje wěrja, tajkemu by lěpje było, zo by jemu młynzki kamjeń za jeho šiju był zwjazany a wón do morja ćisnjeny był. Mat. 18, 6. Luk. 17, 1. </text:p>
      <text:p text:style-name="P1">43. Jeli zo će pak twoja ruka pohórši, wotetń ju. Lěpje tebi je, zo ty khromy do žiwjenja dźeš, dyžli zo by ty wobej rucy měł a šoł do hele, do teho wěčneho wohenja, Mat. d, 30. St. 18, 8. </text:p>
      <text:p text:style-name="P4"><text:s/></text:p>
      <text:p text:style-name="P1">----------------------------------- https://digital.slub-dresden.de/data/kitodo/BibltojeZ_478590679/BibltojeZ_478590679_tif/jpegs/00001373.tif.large.jpg ----------------------------------------------------------- </text:p>
      <text:p text:style-name="P1"><text:s/>a pohóršenju. (St. 9. 10.) swj. Marka. </text:p>
      <text:p text:style-name="P1">44. Hdźež jich čeŕró njewumrje a jich woheń njehasnje. Jez. 66, 24. </text:p>
      <text:p text:style-name="P1">45. Pohóršuje će twoja noha, wotetń ju. LěPje ći je, zo ty bědny do žiwjenja póńdźeš, dyžli zo by ty dwě nocy měł a był do hele ćisnjeny do teho wěčneho wohenja, Mat. 18, s. </text:p>
      <text:p text:style-name="P1">46. Hdźež jich čeŕro njewumrje a jich woheń njehasnje. </text:p>
      <text:p text:style-name="P1">47. Pohóršuje će twoje woko, ćisń jo wot sebje. Lěpje tebi je, zo ty z jenym wokom do Božeho kralestwa póńdźeš, dyžli zo by ty dwě woči měł a był do helzkeho wohenja ćisnjeny, St. 18, 9. </text:p>
      <text:p text:style-name="P1">48. Hdźež jich čeŕro njewumrje a jich woheń njehasnje. </text:p>
      <text:p text:style-name="P1">49. Wšitko dyrbi być z wohenjom naselene, a kóždy wopor budźe ze selu woseleny. 3 Mójz. 2, 13. </text:p>
      <text:p text:style-name="P1">50. Dobra je sól; budźe-li pak sól njesłona, z čim budźeće ju woselić? Mějće sól při sebi a mějće pokoj bjez sobu. Mat. 5, 13. Luk. 14, 34. </text:p>
      <text:p text:style-name="P1">10. staw. Wo róznodźělenju mandźelzkich, małych dźěćatkach, bohatych swěta, ćerpjenju Chrystusowym, lakomztwje po česći wučomnikow a slepym Bartimeusu. </text:p>
      <text:p text:style-name="P1">1. A wón stany wot tudy a přińdźe do mjezow židowskeje zemje z tamneje strony Jordana. A ludźo so zaso k njemu zhromadźichu; a kaž wón wašnje měješe, wučeše wón jich pak zaso. Mat. 19, 1. </text:p>
      <text:p text:style-name="P1">2. A Farizejscy přistupiwši woprašachu jeho: Móže tež muž žonu wot sebje pušćić? A spytachu jeho z tym. </text:p>
      <text:p text:style-name="P1">3. Wón wotmołwi pak a dźeše k nim: Što je wam Mójzas přikazał? </text:p>
      <text:p text:style-name="P1">4. A woni dźachu: Mójzas je wotpušćił, lóslizt napisać a ju wot sebje pušćić. 5 Mójz. 24, 1. Mat. 5, 31. </text:p>
      <text:p text:style-name="P1">5. Jezus pak wotmołwi a dźeše k nim: Wašeje wutroby twjerdoN. t. sće dla je wón wam tajke přikaznje napisał; </text:p>
      <text:p text:style-name="P1">6. Ale wot spočatka stworjenja je jeju Bóh stworił muža a žonu. 1 Mójz. 1, 27. </text:p>
      <text:p text:style-name="P1">7. Teho dla budźe čłowjek swojeho nana a maćer wopušćić a so dźeržeć k swojej žonje. Mat. 19, 5. 1 Mójz. 2, 24. Eph. 5, 31. </text:p>
      <text:p text:style-name="P1">8. A budźetaj taj dwaj jene ćěło. Njejztaj teho dla dwě, ale jene ćěło. 1 Kor. 6, 16. </text:p>
      <text:p text:style-name="P1">9. Štož teho dla Bóh hromadu zwjazał je, to čłowjek njedźěl. </text:p>
      <text:p text:style-name="P1">10. A domach woprašachu jeho wospjet jeho wučomnicy wo to samo. </text:p>
      <text:p text:style-name="P1">11. A wón dźeše k nim: Štóž swoju mandźelsku wot sebje pušći a wozmje sebi druhu, tón mandźelstwo złama z njej; mMat. 5, 32. </text:p>
      <text:p text:style-name="P1">12. A jeli zo by žona wot sebje swojeho muža pušćiła abo wot druheho wzata była, ta złama mandźelstwo. </text:p>
      <text:p text:style-name="P1">13. Tuž přinjesechu dźěćatka k njemu, zo by wón so jich dótknył. Wučomnicy pak wrězkachu na tych, kiž je pšinošachu. Mat. 19, 13. 14. Łuk 18, 15. </text:p>
      <text:p text:style-name="P1">14. Jako pak to Jezus widźeše, bu wón hněwny a dźeše k nim: Njech dźěćatka ke mni přińdu a njewobarajće jim, přetož tajkich je to Bože kralestwo. </text:p>
      <text:p text:style-name="P1">15. Zawěrnje, ja praju wam: Štóž to kralestwo Bože horje njewozmje jako dźěćatko, tón njebudźe do njeho přińć. Mat. 18, 3. </text:p>
      <text:p text:style-name="P1">16. A wón te same wokoša a połoži rucy na nje a žohnowaše je. St. 9, 36. Mai. 19, 15. </text:p>
      <text:p text:style-name="P1">17. A jako wón pak wušoł běše a so na puć dał, přiběža jedyn a poklaknu před nim a wopraša jeho: Dobry mištrje, što mam ja činić, zo bych to wěčne žiwjenje dóstał? Mat. 19, 16. Luk. 18, 18. </text:p>
      <text:p text:style-name="P1">18. Ale Jezus dźeše k njemu: Što ty mi rěkaš dobry? Nichtó njeje dobry, hač tón jenički Bóh. 5 (86) </text:p>
      <text:p text:style-name="P4"><text:s/></text:p>
      <text:p text:style-name="P1">----------------------------------- https://digital.slub-dresden.de/data/kitodo/BibltojeZ_478590679/BibltojeZ_478590679_tif/jpegs/00001374.tif.large.jpg ----------------------------------------------------------- </text:p>
      <text:p text:style-name="P1"><text:s/>68 Bohaty młodźenz. Scżenje (10. zt.) Cźeŕpjenje Khryztusowe. </text:p>
      <text:p text:style-name="P1">19. Ty wšak te kaznje wěš: Ty njedyrbiš mandźelstwo łamać. Ty njedyrbiš morić. Ty njedyrbiš kranyć. Ty njedyrbiš njepraweho swědčenja dawać. Ty njedyrbiš nikoho zjebać. Česć swojeho nana a maćer. 2 Mójz. 20, 12. 5 Mójz. 5, 16 x. </text:p>
      <text:p text:style-name="P1">20. Wón pak wotmołwi a dźeše k njemu: Mištrje, to wšitko sym ja dźeržał wot swojeje młodozće. </text:p>
      <text:p text:style-name="P1">21. Jezus pak pohlada na njeho, lubowaše jeho a dźeše k njemu: Jene je tebi hišće trjeba: Dźi, pšedaj, štož maš, a daj jo chudym, dha budźeš ty šaz měć w njebju; a pšińdź, pój za mnu a wzmi křiž na so. Mat. 6, 19. Luk. 12, 33. </text:p>
      <text:p text:style-name="P1">22. Wón pak bu njewjeseły teje ryče dla a woteńdźe zrudny; přetož wón měješe wjele kubłow. </text:p>
      <text:p text:style-name="P1">23. A Jezus so wohlada a dźeše k swojim wučomnikam: Kak ćežzy budźa bohaći do Božeho kralestwa přińć. Mat. 19, 23. Luk. 18, 24. </text:p>
      <text:p text:style-name="P1">24. Ći wučomnicy pak so stróžichu na jeho ryčach. Ale Jezus wotmołwi zaso a dźeše k nim: Moje dźěći, kak ćežko je, zo, kotřiž swoje dowěrjenje na bohatstwo staja, do Božeho kralestwa přińdu. Pz62, 11. 1 Tim. 6,17. </text:p>
      <text:p text:style-name="P1">25. Lóžšo je, zo kamjel přez jehline wucho pšeńdźe, dyžli zo bohaty do Božeho kralestwa přińdźe. </text:p>
      <text:p text:style-name="P1">26. Woni stróžichu so pak hišće bóle a dźachu bjez sobu: Schtóha móže zbóžny być? </text:p>
      <text:p text:style-name="P1">27. Jezus pak pohlada na nich a dźeše: Pola čłowjekow je to njemóžne, ale nic pola Boha; přetož wšitke wěcy su móžne pola Boha. Luk. 1, 32. </text:p>
      <text:p text:style-name="P1">28. Tuž poča Pětr k njemu prajić: Hlaj, my smy wšitko wopušćili a smy za tobu šli. Mat. 19, 27. Luk. 5, 11. St. 18, 28. </text:p>
      <text:p text:style-name="P1">29. Jezus pak wotmołwi a dźeše: Zawěrnje, ja praju wam: Zadyn njeje, kiž wopušći chěžu abo bratrow abo sotry abo nana abo maćer abo žonu abo dźěći abo pola moje a teho ewangeliona dla, </text:p>
      <text:p text:style-name="P1">30. Kotryž by sto króć njedoztał, nětk w tym času, chěže a bratrow a sotry a maćerje a dźěći a pola z pšezćěhanjemi, a w tym přichodnym swěće to wěčne žiwjenje. </text:p>
      <text:p text:style-name="P1">31. Wjele pak, kiž prěni su, budźa posleni, a kiž posleni su, budźa prěni. Mat. 19, 30. St. 20, 16. Luk. 13, 30. </text:p>
      <text:p text:style-name="P1">32. Woni běchu pak na puću ducy do Jerusalema. A Jezus dźěše prjedy nich, a woni strachowachu so, dźěchu za nim a bojachu so. A wón wza zaso k sebi tych dwanaće a poča jim prajić, što so jemu stać budźe: Mat. 17, 22. St. 20, 17. Luk. 18, 31. </text:p>
      <text:p text:style-name="P1">33. Hlajće, my dźemy horje do Jerusalema, a čłowjeka syn budźe podaty wyšim měšnikam a pismawučenym; a woni budźa jeho k smjerći pšisudźić a jeho póhanam podać; Mat. 16, 21. </text:p>
      <text:p text:style-name="P1">34. Ći budźa so jemu smjeć a jeho khoztać a na njeho pluwać a jeho morić; a na třeći dźeń budźe wón zaso stanyć. </text:p>
      <text:p text:style-name="P1">35. Tehdy pšiztupištaj k njemu Jakub a Jan, taj synaj Zžebedeusowaj, a dźeštaj: Mištrje, mój chzemój, zo štož mój prosyć budźemój, ty by namaj činił. Mat. 20, 20. </text:p>
      <text:p text:style-name="P1">36. Wón pak dźeše k nimaj: Što chzetaj wój, zo bych ja wamaj činił? </text:p>
      <text:p text:style-name="P1">37. A wonaj praještaj k njemu: Daj namaj, zo bychmój sedźiłaj, jedyn na twojej prawicy a druhi na twojej lěwicy, w twojej krasnozći. </text:p>
      <text:p text:style-name="P1">38. Jezus pak dźeše k nimaj: Wój njewěztaj, što prosytaj. Móžetaj wój tón khelich pić, kotryž ja piju, a so dać křćić z tej křćenicu, z kotrejž ja křćeny budu? Mat. 20, 22. Luk. 12, 50. </text:p>
      <text:p text:style-name="P1">39. Wonaj dźeštaj k njemu: Haj, </text:p>
      <text:p text:style-name="P4"><text:s/></text:p>
      <text:p text:style-name="P1">----------------------------------- https://digital.slub-dresden.de/data/kitodo/BibltojeZ_478590679/BibltojeZ_478590679_tif/jpegs/00001375.tif.large.jpg ----------------------------------------------------------- </text:p>
      <text:p text:style-name="P1"><text:s/>Sslepy Bartimej. (St. 10. 11.) swj. Marka. Chrystus. nutsćehnjenje. 69 mój móžemój. Jezus pak dźeše k nimaj: Wój budźetaj derje tón khelich pić, kotryž ja piju, a budźetaj kšćenaj z tej křćenicu, z kotrejž ja křćeny budu; Jap. zk. 12, 2. </text:p>
      <text:p text:style-name="P1">40. Ale sedźić na mojej prawicy a na mojej lěwicy, njesłuša mi wam dać, ale kotrymž je pšihotowane. </text:p>
      <text:p text:style-name="P1">41. A jako to ći dźesaćo słyšachu, počachu woni so hněwać na Jakuba a Jana. </text:p>
      <text:p text:style-name="P1">42. Ale Jezus zawoła jich a dźeše k nim: Wy wěsće, zo swětni fěrštojo knježa, a mózni bjez nimi maja na nich móc. Mat. 20, 25. Luk. 22, 25. </text:p>
      <text:p text:style-name="P1">43. Tak pak njedyrbi bjez wami być; ale štóž chce wulki bjez wami być, tón dyrbi waš słužomnik być. </text:p>
      <text:p text:style-name="P1">44. A štóž bjez wami chce wosebniši być, tón njech je waš wšitkich wotročk. 1 Pětr. 5, 3. </text:p>
      <text:p text:style-name="P1">45. Přetož tež čłowjeka syn njeje přišoł, zo by sebi dał słužić, ale zo by wón słužił a dał swoje žiwjenje k zapłaćenju za jich wjele. mMat. 20, 28. </text:p>
      <text:p text:style-name="P1">46. A woni přińdźechu do Jericha. A jako wón z Jericha won dźěše, wón a jeho wučomnicy a wulki lud, sedźeše slepy, Bartimej, Timeowy syn, při puću a prošeše. Mat. 20, 20. 30. Luk. 18, 35. </text:p>
      <text:p text:style-name="P1">47. A jako wón słyšeše, zo Jezus z Nacareta je, poča wón wołać a prajić: Jezu, ty syno Dawidowy, smil so nade mnu! </text:p>
      <text:p text:style-name="P1">48. A jich wjele pohrozychu jemu, zo by mjelčał. Wón pak wołaše wjele bóle: Ty syno Dapitowy, smil so nade mnu! </text:p>
      <text:p text:style-name="P1">49. A Jezus zazta a kazaše jeho k sebi zawołać. A woni zawołachu slepeho a dźachu k njemu: Budź dobreje nadźije, poztań, wón će woła. </text:p>
      <text:p text:style-name="P1">50. A wón wotćisnu swoju drastu, staže a přińdźe k Jezusej. </text:p>
      <text:p text:style-name="P1">51. A Jezus wotmołwi a dźeše k njemu: Što ty chceš, zo bych ja tebi činił? A tón slepy dźeše k njemu: Rabbuni, zo bych ja widźił. </text:p>
      <text:p text:style-name="P1">52. Jezus pak dźeše k njemu: Dźi, twoja wěra je će wuztrowiła. A hnydom wón widźeše a dźěše za Jezusom po puću. </text:p>
      <text:p text:style-name="P1">11. staw. Wo Chrystusowym nutsćehnjenju, zakleću figowza, čizćenju templa. Tekst na njedźelu Palmarum. llII. </text:p>
      <text:p text:style-name="P1">1. Ajako woni so pšibližowachu k Jeruzalemu, do Bethfage a Bethanije při wolijowej horje, pósła wón swojeju wučomnikow dweju, Mat. 21, 1. Luk. 19, 29. Jan. 12, 12. </text:p>
      <text:p text:style-name="P1">2. A dźeše k nimaj: Dźitaj do teho městka, kotrež prjedy waju leži, a hnydom, hdyž wój nutř pšińdźetaj, budźetaj wój wóslatko přiwjazane namakać, na kotrymž hišće žadyn čłowjek njeje sedźił; wotwježtaj jo a pšiwjedźtaj to same hew. </text:p>
      <text:p text:style-name="P1">3. A budźe-li štó k wamaj rjeknuć: Cžoho dla wój to činitaj? dha rjekńtaj, zo jo tón Knjez potrjeba; a na měsće budźe wón to same sem pósłać. </text:p>
      <text:p text:style-name="P1">4. Wonaj pak woteńdźeštaj a namakaštaj to wóslatko přiwjazane při durjach, wonkach na rospuću, a wotwjazaštaj jo. </text:p>
      <text:p text:style-name="P1">5. A někotzi, kiž tam stejachu, dźachu k nimaj: Što činitaj wój, zo wój to wóslatko wotwjazataj? </text:p>
      <text:p text:style-name="P1">6. Wonaj pak dźeštaj k nim, kaž jimaj Jezus běše přikazał; a woni jimaj wotpušćichu. </text:p>
      <text:p text:style-name="P1">7. A wonaj pšiwjedźeštaj to wóslatko k Jezusej a połožištaj swoje drasty na njo, a wón so synu na njo. </text:p>
      <text:p text:style-name="P1">8. Jich wjele pak pšezćěrachu swoje drasty na puć. Někotzi pak rubachu hałozy wot drjewow a zćelichu je na puć. </text:p>
      <text:p text:style-name="P1">9. A kotřiž prjedy a za nim dźěchu, 5* </text:p>
      <text:p text:style-name="P4"><text:s/></text:p>
      <text:p text:style-name="P1">----------------------------------- https://digital.slub-dresden.de/data/kitodo/BibltojeZ_478590679/BibltojeZ_478590679_tif/jpegs/00001376.tif.large.jpg ----------------------------------------------------------- </text:p>
      <text:p text:style-name="P1"><text:s/>70 Figowc poklaty. Sčenje (11. zt.) Woprašowanje. wołachu a dźachu: Hozianna, chwaleny budź, kiž přińdźe w mjenje teho Knjeza! Pz. 118, 25. </text:p>
      <text:p text:style-name="P1">10. Budź khwalene to kralestwo našeho Wótca Davita, kotrež přińdźe w mjenje teho Knjeza; Hozianna we wysokosći!) </text:p>
      <text:p text:style-name="P1">11. A Jezus ćehnješe do Jerusalema a do templa a wobhlada wšitko; a na wječor dźěše wón won z tymi dwanaćimi do Bethanije. </text:p>
      <text:p text:style-name="P1">12. A na druhi dźeń, jako woni z Bethanije wuńdźechu, běše wón hłódny. Mat. 21, 18. </text:p>
      <text:p text:style-name="P1">13. A widźeše figowc z daloka, kotryž lizće měješe; tuž wón přistupi, hač by mohł što na nim namakać. A pšišedši k njemu njenamaka wón ničo hač lizće; přetož čas hišće njeběše, zo figi być dyrbjachu. </text:p>
      <text:p text:style-name="P1">14. A Jezus wotmołwi a dźeše k njemu: Nihdy wjazy do wěčnozće nichtó wot tebje žadyn płód njejěs. A jeho wučomnicy słyšachu to. </text:p>
      <text:p text:style-name="P1">15. A woni přińdźechu do Jerusalema. A Jezus dźěše do templa, poča won honić tych, kiž předawachu a kupowachu w templu; a te blida tych,kiž pjenjezy pšeměnjachu, a te stoły tych, kotřiž hołbje předawachu, pšewróći wón; Mat. 21, 12. Luk. 19, 45. </text:p>
      <text:p text:style-name="P1">16. A wón njepšida, zo by štó što přez tón templ pšenjesł. </text:p>
      <text:p text:style-name="P1">17. A wón wučeše a dźeše k nim: Njezteji pisane: Moja chěža dyrbi chěža teje modlitwy rěkać wšitkim póhanam? Wy pak sće mordaŕzku jamu wot njeje zčinili. Jez: 56, 7Jer.7,11. </text:p>
      <text:p text:style-name="P1">18. A to słyšachu ći pismawučeni a wyši měšnicy; a stejachu za tym, kak bychu jeho morili. Woni pak so jeho bojachu, dokelž wšitkón lud so jeho wučbje dźiwaše. Luk. 19, 47. 48. </text:p>
      <text:p text:style-name="P1">19. A na wječor dźěše wón won před město. </text:p>
      <text:p text:style-name="P1">20. A rano ducy nimo widźichu woni tón figowc, zo wón běše wuzkhnuł z korjenja. Mat. 21, 20. </text:p>
      <text:p text:style-name="P1">21. A Pětr spomni na to a dźeše k njemu: Rabbi, hlaj, tón figowc, kotryž ty sy poklał, je wuzkhnuł. Hebr. 6, 8. </text:p>
      <text:p text:style-name="P1">22. Jezus pak wotmołwi a dźeše k nim: Wěrće do Boha. </text:p>
      <text:p text:style-name="P1">23. Přetož zawěrnje, ja praju wam: Štóž k tutej horje by rjeknuł: Sběhń so a ćisń so do morja, a njebył njewězty w swojej wutrobje, ale wěrił, zo by so stało, štož wón rjeknje; dha budźe so jemu stać, štož wón praji. Mat. 17, 20. </text:p>
      <text:p text:style-name="P1">24. Teho dla praju ja wam: Wšitko, štož wy prosyće we wašej modlitwje, wěrće jeno, zo wy to same dostać budźeće; wone so wam budźe stać. Mat. 7, 7.St. 21,22. Luk. 11, 9. </text:p>
      <text:p text:style-name="P1">25. A hdyž wy stejiće. a prosyće, dha wodajće, maće⸗li što přećiwo komu, tak zo by tež waš Wótc w njebjesach wam waše hrěchi wodał. </text:p>
      <text:p text:style-name="P1">26. Hdyž wy pak njewodaće, dha tež wam waš Wótc, kiž w njebjesach je, njebudźe waše hrěchi wodać. Mat. 6, 15. </text:p>
      <text:p text:style-name="P1">27. A woni přińdźechu zaso do Jerusalema. A jako wón w templu chodźeše, přińdźechu k njemu wyši měšnicy a pismawučeni a starši, Mat. 21, 23. Luk. 20, 1. </text:p>
      <text:p text:style-name="P1">28. A dźachu k njemu: S kajkeje mozy činiš ty to? A štó je tebi tajku móc dał, zo ty to činiš? 2 Mójz. 2, 14. </text:p>
      <text:p text:style-name="P1">29. Jezus pak wotmołwi a dźeše k nim: Ja chcu was tež jene słowo woprašeć; a wotmolwće mi, dha chcu ja wam prajić, z kajkeje mozy ja to činju. </text:p>
      <text:p text:style-name="P1">30. Janowa křćenica, běše wona z njebjes abo wot čłowjekow? Wotmolrbće mi. </text:p>
      <text:p text:style-name="P1">31. A woni při sebi myslachu </text:p>
      <text:p text:style-name="P4"><text:s/></text:p>
      <text:p text:style-name="P1">----------------------------------- https://digital.slub-dresden.de/data/kitodo/BibltojeZ_478590679/BibltojeZ_478590679_tif/jpegs/00001377.tif.large.jpg ----------------------------------------------------------- </text:p>
      <text:p text:style-name="P1"><text:s/>Słi winizarjo. (St. 11. 12.) swj. Marka. Dańzki kroš. 71 a dźachu: Prajimy mjy, zo je z njebjes była, dha budźe wón rjeknuć: Cžoho dla dha wy jemu njejsće wěrili? Luk. 7, 30. </text:p>
      <text:p text:style-name="P1">32. Prajimy my pak, zo je wot čłowjekow była, dha woni so ludźi bojachu. Dokelž wšitcy za to mějachu, zo Jan zawěrnje profeta je. </text:p>
      <text:p text:style-name="P1">33. A woni wotmołwichu a dźachu k Jezusej: My njewěmy. A Jezus wotmołwi a dźeše k nim: Dha ja wam tež njepowěm, z čejeje mozy ja to činju. </text:p>
      <text:p text:style-name="P1">12. staw. Wo winicy, dańzkim krošu, horjestaću, najwosebnišej kazni, Mesiasu, pismawučenych a khudej wudowje. </text:p>
      <text:p text:style-name="P1">1. A wón poča přez přirunanja k nim rěčeć: Cžlowjek płodźeše winicu a wobhrodźi ju z płotom a wukopa prasu a natwari tórm a pšenaja ju winicarjam a ćehnješe preč. Jez. 5, 1. Mat. 21, 33. Pz. 80, 9. </text:p>
      <text:p text:style-name="P1">2. Apósła k tym winicarjam, jako čas přińdźe, wotročka, zo by brał wot winicarjow płody teje winicy. </text:p>
      <text:p text:style-name="P1">3. Woni jeho pak wzachu a wubichu jeho a pósłachu jeho prózdneho wot sebje. </text:p>
      <text:p text:style-name="P1">4. A wón pósła k nim zaso druheho wotročka; na teho woni kamjenje ćizkachu a jemu hłowu zranichu a pósłachu jeho wuhanjeneho zaso preč. </text:p>
      <text:p text:style-name="P1">5. Wospjet pósła wón druheho, a teho sameho woni zabichu a wjele druhich wjazy; někotrych woni wubichu, někotrych pak zabjichu. </text:p>
      <text:p text:style-name="P1">6. Jako wón pak hišće swojeho jeničkeho Syna měješe, kotryž jemu luby běše, teho wón najposledy tež k nim pósła a dźeše: Woni budźa so před mojim Ssynom trašić. </text:p>
      <text:p text:style-name="P1">7. Ale ći sami winizarjo dźachu bjez sobu: To je tón herba; pójće, zabijmy jeho, dha budźe to herbztwo naše. Pz. 2, 8. Mat. 26, 3. </text:p>
      <text:p text:style-name="P1">8. A woni jeho wzachu a zabichu a wućisnychu jeho z winicy won. : Hebr. 13, 12. </text:p>
      <text:p text:style-name="P1">9. Što budźe teho dla knjez teje winicy činić? Wón budźe přińć a tych winicarjow skóncować, a winicu budźe wón druhim podać. </text:p>
      <text:p text:style-name="P1">10. Njejsće wy tež lazowali to pismo: Kamjeń, kotryž ćěslojo su zaćisli, tón je k róžknemu kamjenjej sčinjeny? Jez. 28, 16. Mat. 21, 42. Jap. zk. 4, 11. Rom. 9, 33. </text:p>
      <text:p text:style-name="P1">11. Wot teho Knjeza je so to stało a je dźiwne před našimaj wočomaj. </text:p>
      <text:p text:style-name="P1">12. A woni za tym stejachu, kak bychu jeho přijeli (ale bojachu so luda); přetož woni zrozumichu, zo wón na nich to přirunanje běše rěčał, a wostajiwši jeho woteńdźechu. Mat. 14, 5. </text:p>
      <text:p text:style-name="P1">13. Woni pak pósłachu k njemu někotrych wot Pharizejkich a Herodašowych słužomnikow, zo bychu jeho popanyli w słowach. Mat. 22, 15. Luk. 20, 20. </text:p>
      <text:p text:style-name="P1">14. A ći pšišedši dźachu k njemu: Mištrje, my wěmy, zo ty wěrny sy a njerodźiš wo nikoho; přetož ty njehladaš na čłowjekow paršonu, ale wučiš woprawdźe tón puć Boži. Je prawje, zo my chěžorej dań dawamy abo nic? Mamy jemu dawać abo njedawać? </text:p>
      <text:p text:style-name="P1">15. Wón pak póznawši jich jebanje dźeše k nim: Što wy mje spytujeće? Pšinjezće mi kroš, zo jón wohladam. </text:p>
      <text:p text:style-name="P1">16. Tuž jón přinjesechu. A wón dźeše k nim: Cžeji je tón wobras a to napismo? Woni dźachu k njemu: Teho kejžora. </text:p>
      <text:p text:style-name="P1">17. A Jezus wotmołwi a dźeše k nim: Dha dajće chěžorej, štož je khěžorowe, a Bohu, štož je Bože. A woni so jemu dźiwachu. Rom. 13, 7. </text:p>
      <text:p text:style-name="P1">18. Tež ći Sadduzejzzy přińdźechu k njemu, kotřiž praja, zo njeje </text:p>
      <text:p text:style-name="P4"><text:s/></text:p>
      <text:p text:style-name="P1">----------------------------------- https://digital.slub-dresden.de/data/kitodo/BibltojeZ_478590679/BibltojeZ_478590679_tif/jpegs/00001378.tif.large.jpg ----------------------------------------------------------- </text:p>
      <text:p text:style-name="P1"><text:s/>72 Sadduzejzzy. Sčenje (12. zt.) Wo Mecsiasu. horjeztawanje; ći woprašachu jeho a dźachu: Mat. 22, 23. Luk. 20, 27. </text:p>
      <text:p text:style-name="P1">19. Mištrje, Mójzas je nam pisał, hdyž jeneho bratr wumrě a woztaji žonu a nima žane dźěći, zo by jeho bratr tu samu jeho žonu wzał a swojemu bratrej symjo zbudźił. 5 Mójz. 25, 5. Mat. 22, 24. </text:p>
      <text:p text:style-name="P1">20. Sydom bratřa teho dla su byli. A tón prěni wza sebi žonu a wumrě a njewostaji žane symjo. </text:p>
      <text:p text:style-name="P1">21. Tuž wza ju tón druhi a wumrě a njewostaji tež žane symjo. A tón třeći teje runozće. </text:p>
      <text:p text:style-name="P1">22. A wzachu ju tak wšitcy sedmjo a njewoztajichu symjenja. Najposledy pak po wšitkich wumrě tež ta žona. </text:p>
      <text:p text:style-name="P1">23. Teho dla w tym horjeztawanju, hdyž woni horje stanu, kotreho tych samych žona wona budźe? Přetož sedmjo su ju za mandźelsku měli. </text:p>
      <text:p text:style-name="P1">24. Tuž wotmołwi Jezus a dźeše k nim: Njeje teho dla temu tak, zo wy błudźiće a zo njewěsće te pisma ani tu móc Božu? </text:p>
      <text:p text:style-name="P1">25. Přetož hdyž wot morwych stanyć budźa, njebudźa so ženić ani so wudawać, ale budźa jako jandźeljo w njebjesach. Mat. 22, 30. </text:p>
      <text:p text:style-name="P1">26. So pak wot morwych stanyć budźa, njejsće wy lazowali w knihach Mójzasowych, kak z keŕka Bóh k njemu rěčeše a dźeše: Ja sym Bóh Abrahama a Bóh Jzaaka a Bóh Jakuba? 2 Mójz. 3, 6. </text:p>
      <text:p text:style-name="P1">27. Bóh pak njeje tych morwych, ale tych žiwych Bóh. Teho dla wy jara błudźiće. </text:p>
      <text:p text:style-name="P1">28. A k njemu přistupi jedyn tych pismawučenych, kiž běše na nich posłuchał, jako woni so hromadźe rosryčowachu, a widźeše, zo wón jim derje běše wotmolwił; a wopraša jeho: Kotra je ta najwosebniša kaznja přede wšitkimi? Mat. 22, 35. Luk. 10, 25. </text:p>
      <text:p text:style-name="P1">29. Jezus pak jemu wotmołwi: Ta najwosnebiša kaznja přede wšitkimi je ta: Posłuchaj, Jzraelo, tón Knjez, naš Bóh, je jenički Bóh; 5 Mójz. 6, 4. 5. </text:p>
      <text:p text:style-name="P1">30. A ty dyrbiš Boha, swojeho Knjeza, lubować z cyłej swojej wutrobu, z cyłej swojej dušu a z cyłej swojej myslu a ze wšitkej swojej mozu. To je ta najwosebniša kaznja. Mat. 22, 37. Luk. 10, 27. </text:p>
      <text:p text:style-name="P1">31. A ta druha je tej runa: Ty dyrbiš swojeho bližšeho lubować jako sam so. žana wjetša kaznja njeje, dyžli tej. mMat. 22, 30. 3 Mójz. 19, 18. Jan. 13, 34. St. 15, 13. 17. Rom. 13, 9. Gal. 5, 6. 14. St. 6, 2. Eph. 5, 2. 1 Thes. 4, 9. 1 Pětr: 1, 22. </text:p>
      <text:p text:style-name="P1">32. A tón pismawučeny dźeše k njemu: Mištrje, ty sy woprawdźe derje rěčał; přetož wón je jedyn Bóh, a njeje žadyn, chiba wón; 5 Mójz. 4, 35. St. 6, 4. </text:p>
      <text:p text:style-name="P1">33. A teho sameho lubować z cyłej wutrobu a z cyłej myslu a z cyłej dušu a ze wšitkej mozu, a lubować swojeho bližšeho jako so sameho, to je wjazy, dyžli wšitke zapalne wopory a druhe wopory. </text:p>
      <text:p text:style-name="P1">34. Jako pak Jezus widźeše, zo wón rozomnje wotmołwi, dźeše wón k njemu: Ty njejsy daloko wot Božeho kralestwa. A nichtó so njezkhrobli jeho wjazy woprašeć. </text:p>
      <text:p text:style-name="P1">35. A Jezus wotmołwi a dźeše, jako wón wučeše w templu: Kak praja pismawučeni, zo Chrystus je Dawidowy syn? Mat. 22, 42. Luk. 20, 41. </text:p>
      <text:p text:style-name="P1">36. Wón pak, Davit, praji přez swjateho Ducha: Tón Knjez je prajił k mojemu Knjezej: Ssyń so k mojej prawicy, hač ja połožu twojich njepřećelow za podnóžki twojich nohow. p,. 110, 1. Mat. 22, 44. </text:p>
      <text:p text:style-name="P1">37. Dha teho dla Dapit sam mjenuje jeho Knjeza; kak dha je wón jeho syn? A wjele luda słyšeše jeho rad. </text:p>
      <text:p text:style-name="P1">38. A dale wón jich wučeše a dźeše k nim: Hladajće so pisma</text:p>
      <text:p text:style-name="P4"><text:s/></text:p>
      <text:p text:style-name="P1">----------------------------------- https://digital.slub-dresden.de/data/kitodo/BibltojeZ_478590679/BibltojeZ_478590679_tif/jpegs/00001379.tif.large.jpg ----------------------------------------------------------- </text:p>
      <text:p text:style-name="P1"><text:s/>Falšni Khryztusojo. (St. 12. 13.) swj. Marka. Hroznozć 73 wučenych, kotřiž w dołhich draztach khodźa a dadźa so radźi na torhošćach poztrowić, Mat. 23, 3. Luk. 11, 43. St. 20, 46. </text:p>
      <text:p text:style-name="P1">39. A sydaju radźi wysoko w šulach a za blidom pola wječerjow. </text:p>
      <text:p text:style-name="P1">40. Woni zežeru tych wudowow domy a wudawaju so z dołhimi modlitwami; ći sami budźa wjetše zatamanztwo dostać. Mat. 23, 14. Tekst na 23. njedźelu po swj. Trojicy. IV. </text:p>
      <text:p text:style-name="P1">41. [A Jezus synu so napřećiwo Božemu kašću a pšihladowaše, kak ludźo do Božeho kašća składowachu. A wjele bohatych składowaše wjele. 2 Kral. 12, 9. Luk. 21, 1. </text:p>
      <text:p text:style-name="P1">42. A jena chuda wudowa přińdźe a połoži nutř dwě šerpatzy; tej zčinitej mały pjenježk. </text:p>
      <text:p text:style-name="P1">43. Tuž zawoła wón swojich wučomnikow k sebi a dźeše k nim: Zawěrnje, ja praju wam: Ta chuda wudowa je wjazy do Božeho kašća połožiła, dyžli wšitcy, kotřiž su nutř kładli; </text:p>
      <text:p text:style-name="P1">44. Přetož woni su wšitcy wot swojeho zbytka nutř kładli, ta pak je wot swojeje khudoby wšitko, štož měješe, to je wšitku swoju žiwnosć, nutř połožiła.) </text:p>
      <text:p text:style-name="P1">13. staw. Wo wupuzćenju města Jerusalema a kóncu swěta. </text:p>
      <text:p text:style-name="P1">1. A hdyž wón z templa wuńdźe, dźeše k njemu jeho wučomnikow jedyn: Mištrje, hlaj, kajke kamjenje a kajke twarjenje je to! Mat. 24,1. </text:p>
      <text:p text:style-name="P1">2. Tuž wotmołwi Jezus a dźeše k njemu: Widźiš ty to wulke twarjenje? Nic kamjeń na kamjenju njebudźe woztajeny, kotryž by njebył rosłamany. Luk. 19, 44. </text:p>
      <text:p text:style-name="P1">3. A jako wón na wolijowej horje sedźeše napřećiwo templu, prašachu jeho wosebje Pětr a Jakub a Jan a Handrij: Łuk. 21, 7. </text:p>
      <text:p text:style-name="P1">4. Powjes nam, hdy budźe so to stać? A kotre budźe to znamjo, hdyž to wšitko dyrbi być dokonjane? </text:p>
      <text:p text:style-name="P1">5. Jezus wotmołwi jim a poča prajić: Hlajće, zo by was nichtó njezawjedł. </text:p>
      <text:p text:style-name="P1">6. Přetož wjele jich budźe přińć w mojim mjenje a prajić: Ja sym Chrystus; a budźa jich wjele zawjezć. Jer. 14, 14. </text:p>
      <text:p text:style-name="P1">7. Hdyž wy pak budźeće słyšeć wot wójnow a zo so wot njeměra rěči, dha wy so njebójće; přetož to ma so tak stać. Ale kónc hnydom njebudźe. </text:p>
      <text:p text:style-name="P1">8. Přetož lud budźe přećiwo ludu poztanuć a kralestwo přećiwo kraleztwu. A budźe zemjerženje tam a sem, a budźe drohi čas a naztróženje. To budźe teje nuzy spočatk. </text:p>
      <text:p text:style-name="P1">9. Wy pak so hladajće. Přetož woni budźa was podać do radnych khěžow a šulow, a wy budźeće khoztani, a před fěrštow a kralow dyrbiće wy być wjedźeni moje dla, k swědčenju na nich. Mat. 24, 9. Luk. 21, 12. Jan. 16, 2. </text:p>
      <text:p text:style-name="P1">10. A to evangelion dyrbi prjedy prědowane być pola wšitkich póhanow. </text:p>
      <text:p text:style-name="P1">11. Hdyž teho dla was budźa wodźić a podać, dha njeztarajće so, što byšće wy ryčeli, a njewopomńće so prjedy; ale štož wam w tej samej štundźe date budźe, to ryčće; přetož wy njejsće, kiž ryčiće, ale tón swjaty Duch. Mat. 10, 19. </text:p>
      <text:p text:style-name="P1">12. Wón budźe pak bratr bratra k smjerći podać a nan syna, a dźěći budźa so swojim staršim pšećiwić a budźa jich pomhać morić. </text:p>
      <text:p text:style-name="P1">13. A budźeće hidźeni wot kóždeho, mojeho mjena dla. Štóž pak do kónca wobzteji, tón budźe zbóžny. Mat. 24, 18. </text:p>
      <text:p text:style-name="P1">14. Hdyž wy pak budźeće widźić tu hroznozć teho wupuzćenja, wot kotrejež profeta Daniel je prajił, zo wona steji, hdźež njedyrbi (štóž to lazuje, tón jo zrozy); tehdy kotřiž </text:p>
      <text:p text:style-name="P4"><text:s/></text:p>
      <text:p text:style-name="P1">----------------------------------- https://digital.slub-dresden.de/data/kitodo/BibltojeZ_478590679/BibltojeZ_478590679_tif/jpegs/00001380.tif.large.jpg ----------------------------------------------------------- </text:p>
      <text:p text:style-name="P1"><text:s/>74 wupuzćenja. Sćenje (13. 14. zt.) Pšichod Chrystusowy. w židowzkim kraju su, ći njech ćeknu na hory. Mat. 24, 15. Dan. 9, 27. </text:p>
      <text:p text:style-name="P1">15. A štóž na tzěše je, tón njelěs dele do chěže a njepšińdź do njeje, zo by sebi něšto wzał ze swojeje chěže. Luk. 17, 31. </text:p>
      <text:p text:style-name="P1">16. A štóž na polu je, tón so zaso njewróć k temu woztajenemu, zo by swoju drastu zebrał. </text:p>
      <text:p text:style-name="P1">17. Běda pak ćežkim a ćěšnym w tym samym času. </text:p>
      <text:p text:style-name="P1">18. Prošće pak, zo by waše ćěkanje so njeztało w zymje. </text:p>
      <text:p text:style-name="P1">19. Přetož w tych samych dnjach budźe tajka styzknosć, kajkaž njeje była wot spočatka teho stworjenja, kotrež Bóh stworił je, hač nětk, jako tež dale wjazy njebudźe. Dan. 12, 1. Joel. 2, 2. </text:p>
      <text:p text:style-name="P1">20. A hdy budźiše tón Knjez te same dny njepšikrótšił, dha by žadyn čłowjek zbóžny njebył; ale tych wuzwolenych dla, kotrychž wón wuzwolił je, je wón te same dny pšikrótšił. </text:p>
      <text:p text:style-name="P1">21. A budźe-li tehdy štó k wam prajić: Hlaj, tudy je Chrystus, abo hlaj, tam je wón; njewěŕće to wy. Mat. 24, 23. Luk. 17, 2ź. </text:p>
      <text:p text:style-name="P1">22. Přetož falšni Khryztojo a falšni prophetojo budźa stanyć a budźa zejchi a dźiwy činić, zo bychu tež tych wuzwolenych zawjedli, hdy by móžno było. 5 Mójz. 13, 1. Luk. 21, 8. 2 Thes. 2, 11. </text:p>
      <text:p text:style-name="P1">23. Wy pak so hladajće. Hlaj, ja sym wam to wšitko prjedy prajił. </text:p>
      <text:p text:style-name="P1">24. Ale w tym samym času, po tej samej žałozći, budźe słónco so zaćmić a měsaz swoje swětło njedać; Jez. 13, 10. </text:p>
      <text:p text:style-name="P1">25. A hwězdy budźa z njebjes padać, a mozy tych njebjes budźa so hibać. </text:p>
      <text:p text:style-name="P1">26. A tehdy budźa woni widźić přińdźo čłowjeka syna w mróčelach z wulkej mozu a krasnozću. Dan. 7, 13. </text:p>
      <text:p text:style-name="P1">27. A tehdy budźe wón won pósłać swojich jandźelow a budźe zhromadźić swojich wuzwolenych wot tych štyrjoch wětrow, wot kónca teje zemje hač k kóncu tych njebjes. Mat. 13, 41. </text:p>
      <text:p text:style-name="P1">28. Na figowzu pak zwukńće přirunanje. Hdyž jeho hałoza nětk wotmłódnje a lizćo pušća, wěsće wy, zo lětny čas blisko je. Mat. 24, 32. </text:p>
      <text:p text:style-name="P1">29. Tak tež wy, hdyž to wšitko widźiće, zo so stanje, dha wěsće, zo wone blisko před durjemi je. Scht. 14. </text:p>
      <text:p text:style-name="P1">30. Zawěrnje, ja praju wam: Ta šlachta njebudźe zańć, hač so to wšitko stanje. </text:p>
      <text:p text:style-name="P1">31. Njebjo a zemja budźe zahinuć, moje słowa pak njebudźa zahinuć. </text:p>
      <text:p text:style-name="P1">32. Wot teho dnja pak a wot teje štundy njewě nichtó, tež nic jandźeljo w njebjesach, tež tón Syn nic, ale jeno tón Wótc. Mat. 24, 36. </text:p>
      <text:p text:style-name="P1">33. Hladajće so teho dla a wachujće a modlće so; přetož wy njewěsće, hdy čas je. Mat. 25, 13. 14. Luk. 12, 40. </text:p>
      <text:p text:style-name="P1">34. Runje jako čłowjek, kiž daloko preč ćehnješe a wopušći swój dom a da swojim wotročkam móc a kóždemu swoje dźěło a přikaza tež wrótnikej, zo by wón wachował. </text:p>
      <text:p text:style-name="P1">35. Wachujće teho dla (přetož wy njewěsće, hdy tón Knjez teje chěže přińdźe, hač wón přińdźe na wječor abo wo połnozy abo hdyž khapony spěwaju abo na ranjo); </text:p>
      <text:p text:style-name="P1">36. Tak zo by wón nahle njepšišoł a namakał was, hdyž spiće. </text:p>
      <text:p text:style-name="P1">37. Štož ja pak wam praju, to wam wšitkim praju: Wachujće! </text:p>
      <text:p text:style-name="P1">14. staw. Chrysta žałbowanje, wustajenje swjateje wje čerje, bědźenje w zahrodźe, jaztwo, wuznaće před Kajphasom, Pětra hrěšny pad. </text:p>
      <text:p text:style-name="P1">1. A po dwěmaj dnjomaj běchu jutry a te dny tych słódkich chlěbow. A ći wyši měšnicy a pismawučeni pytachu, kak bychu jeho z lesnozću jimali a morili. Mat: 26, 2. Luk. 22, 1. Jan. 13, 1. </text:p>
      <text:p text:style-name="P4"><text:s/></text:p>
      <text:p text:style-name="P1">----------------------------------- https://digital.slub-dresden.de/data/kitodo/BibltojeZ_478590679/BibltojeZ_478590679_tif/jpegs/00001381.tif.large.jpg ----------------------------------------------------------- </text:p>
      <text:p text:style-name="P1"><text:s/>Załbowanje Khryztusowe. (St. 14.) swj. Marka. Wotkazanje 75 </text:p>
      <text:p text:style-name="P1">2. Woni dźachu pak: Nic na tón |jeho wučomnicy k njemu: Hdźe swjaty čas, zo by so snadź ropot bjez ludom njezběhnuł. </text:p>
      <text:p text:style-name="P1">3. A jako wón w Bethanii běše w chěži Schimana, teho wusadneho, a sedźeše za blidom, přińdźe žónska, kiž měješe škleńcu praweje dobreje a krasneje nardoweje wody; a wona rosbi tu škleńcu a wula ju na jeho hłowu. Mat. 26, 6. Luk. 7, 38. Jan. 12, 3. </text:p>
      <text:p text:style-name="P1">4. Někotzi pak běchu, ći so při sebi hněwachu a dźachu: K čomu je tajka škoda teje wody so stała? Mat. 26, 8. </text:p>
      <text:p text:style-name="P1">5. Přetož wona budźiše dróžšo mohła być pšedata, dyžli za tři sta krošow, a te pjenjezy chudym ludźom date być. A mórčachu na nju. </text:p>
      <text:p text:style-name="P1">6. Jezus pak dźeše: Dajće ji pokoj; čoho dla wy ji tyšnozć činiće? Wona je dobry skutk nade mnu činiła. </text:p>
      <text:p text:style-name="P1">7. Přetož khudych maće wy přeco při sebi, a hdyž chceće, móžeće wy jim dobrotu činić; mje pak wy přeco nimaće. 5 Mójz. 15, 11. </text:p>
      <text:p text:style-name="P1">8. Štož je mohła, to je wona činiła. Wona je prjedy přišła, zo by moje ćěło žałbowała k pohrjebanju. </text:p>
      <text:p text:style-name="P1">9. Zawěrnje, ja praju wam: Hdźež tuto evangelion budźe prědowane po wšěm swěće, tam budźe tež to, štož wona je činiła, prajene k jeje wopomnjenju. </text:p>
      <text:p text:style-name="P1">10. A JudašIšarioth, jedyn wot tych dwanaće, woteńdźe k wyšim měšnikam, zo by jeho jim přeradźił. Mat. 26, 14. 11, Jako woni to słyšachu, zwjeselichu so woni a slubichu jemu te pjenjezy dać. A wón pytaše, kak by jeho w sprawnym času přeradźił. </text:p>
      <text:p text:style-name="P1">12. A prěni dźeń tych słódkich chlěbow, hdyž to jutrowne jehnjo dyrbješe być woprowane, dźachu chceš ty, zo bychmy my šli a pšihotowali a ty to jutrowne jehnjo jědł? Mat. 26, 17. Luk. 22, 7. </text:p>
      <text:p text:style-name="P1">13. A wón pósła swojich wučomnikow dweju a dźeše k nimaj: Dźitaj do města, a čłowjek budźe waju zetkać, tón njese karan wody; dźitaj za nim. Luk. 22, 8. </text:p>
      <text:p text:style-name="P1">14. A hdźež wón nutř dźe, tam rjekńtaj k hozpodarjej: Tón mištr da tebi prajić: Hdźe je tón hóztny dom, hdźež ja bych jutrowne jehnjo jědł z mojimi wučomnikami? </text:p>
      <text:p text:style-name="P1">15. Tuž wón budźe wamaj wulku łubju pokazać, kotraž z kamjenjemi wusadźena a pšihotowana je; tam za nas pšihotujtaj. </text:p>
      <text:p text:style-name="P1">16. A jeho wučomnikaj wuńdźeštaj a přińdźeštaj do teho města a namakaštaj, kaž wón jimaj běše prajił, a pšihotowaštaj to jutrowne jehnjo. Tekst na zeleny štwórtk. III. </text:p>
      <text:p text:style-name="P1">17. A jako nětk wječor bu, přińdźe wón z tymi dwanaćimi. Mat. 26, 20. Luk. 22, 14. </text:p>
      <text:p text:style-name="P1">18. A jako so nětk k blidu běchu zesydali a jědźichu, dźeše Jezus: Zawěrnje, ja praju wam, jedyn wot was, kotryž zo mnu jě, budźe mje pšeradźić. </text:p>
      <text:p text:style-name="P1">19. A woni buchu zrudni a dźachu k njemu, jedyn za druhim: Sym to ja? A druhi: Sym ja to? </text:p>
      <text:p text:style-name="P1">20. Wón pak wotmołwi a dźeše k nim: Jedyn z tych dwanaće, kiž zo mnu w škli kuzk mača. </text:p>
      <text:p text:style-name="P1">21. Cžowjeka syn tam derje dźe, jako wot njeho steji pisane; běda pak temu samemu čłowjekej, přez kotrehož čłowjeka syn pšeradźeny budźe; lěpje by temu samemu čłowjekej było, zo by wón so nihdy njenarodźił. </text:p>
      <text:p text:style-name="P1">22. A jako woni běchu pojědli, wza Jezus tón chlěb, dźakowaše so a łamaše a da jim tón a dźeše: Wzmiće, jěsće; to je moje ćěło. Mat. 26, 26. Luk. 22, 19. </text:p>
      <text:p text:style-name="P4"><text:s/></text:p>
      <text:p text:style-name="P1">----------------------------------- https://digital.slub-dresden.de/data/kitodo/BibltojeZ_478590679/BibltojeZ_478590679_tif/jpegs/00001382.tif.large.jpg ----------------------------------------------------------- </text:p>
      <text:p text:style-name="P1"><text:s/>76 wuztajene. Scżenje (14. zt.) Jezus w zahrodźe. </text:p>
      <text:p text:style-name="P1">23. A wza tón khelich a dźakowaše so a da jim tón. A woni pijachu wšitcy z njeho. </text:p>
      <text:p text:style-name="P1">24. A wón dźeše k nim: To je moja krej teho noweho zakonja, kotraž za jich wjele budźe pšelata. </text:p>
      <text:p text:style-name="P1">25. Zawěrnje, ja praju wam, zo ja wjazy njebudu pić wot teho płoda winoweho pjeńka, hač do teho sameho dnja, hdyž ja nowy pić budu w kraleztwje Božim. </text:p>
      <text:p text:style-name="P1">26. A jako woni tón khwalobny khěrluš běchu wuzpěwali, wuńdźechu woni na wolijowu horu.) Mat. 26, 30. Luk. 22, 39. </text:p>
      <text:p text:style-name="P1">27. A Jezus dźeše k nim: Wy budźeće so w tej nocy wšitcy nade mnu pohóršić. Přetož pisane steji: Ja budu pastyrja zbić a wowcy budźa so rosćěkać. Sach. 13, 7. Mat. 26, 31. </text:p>
      <text:p text:style-name="P1">28. Ale hdyž ja stanu, póńdu ja prjedy was do Galilejskeje. St. 16, 7. Mat. 26, ź2. </text:p>
      <text:p text:style-name="P1">29. Pětr pak dźeše k njemu: A hdy bychu runje so tež wšitcy pohóršili, dha ja wšak nic. </text:p>
      <text:p text:style-name="P1">30. A Jezus dźeše k njemu: Zawěrnje, ja praju tebi: Dźens w tej nocy, prjedy dyžli kapon dwójcy je spěwał, budźeš ty mje tři króć zaprěć. Mat. 26, 34. </text:p>
      <text:p text:style-name="P1">31. Wón pak rěčeše hišće dale: Haj hdy bych ja tež z tobu wumrjeć dyrbjał, njechał ja će zaprěć. Teho runja woni tež wšitcy dźachu. </text:p>
      <text:p text:style-name="P1">32. A woni přińdźechu do dwora, kotrehož mjeno běše Gethzemane. A wón dźeše k swojim wučomnikam: Ssyńće so tudy, hač ja šedši so k Bohu modlu. Mat. 26, 36. Luk. 22, 39. Jan. 18, 1. </text:p>
      <text:p text:style-name="P1">33. A wza k sebi Pětra a Jakuba a Jana a poča tšepjetać a jara styskniwy być, </text:p>
      <text:p text:style-name="P1">34. A dźeše k nim: Moja duša je zrudna hač do smjerće. Wostańće tudy a wachujće. Mait. 26, 38. Jan. 12, 27. </text:p>
      <text:p text:style-name="P1">35. A woteńdźe trochu, padźe na zemju a modleše so tak, hdy by móžno było, zo by ta štunda wot njeho nimo šła. </text:p>
      <text:p text:style-name="P1">36. A dźeše: Abba, mój Wótče, wšitko je tebi móžno; pšezběhń mje teho khelicha. Ale wšak nic kaž ja chcu, ale kaž ty chceš. Luk. 1, 327. Mat. 26, 39. Jan. 6, 38. </text:p>
      <text:p text:style-name="P1">37. A přińdźe a namaka jich, zo spachu. A dźeše k Pětrej: Schimanje, spiš ty? Njezamóžeš dha ty tež jenu štundu wachować? </text:p>
      <text:p text:style-name="P1">38. Wachujće a modlće so, tak zo wy do spytowanja njepšińdźeće. Duch je hotowy, ale mjaso je słabe. Mat. 26, 41. </text:p>
      <text:p text:style-name="P1">39. A woteńdźe zaso a modleše so a rěčeše to same słowo. </text:p>
      <text:p text:style-name="P1">40. A přińdźe zaso a namaka jich, zo zaso spachu; přetož jich woči běchu połne spanja; a njewjedźichu, što bychu jemu wotmolwili. </text:p>
      <text:p text:style-name="P1">41. A wón přińdźe třeći ras a dźeše k nim: Ach chceće wy nětk spać a wotpočować? Dosć je, ta štunda je přišła; hlaj, čłowjeka syn budźe do tych hrěšnikow jich rukow podaty. Mat. 26, 45. </text:p>
      <text:p text:style-name="P1">42. Stańće, pójmy; hlajće, kiž mje přeradźi, je so pšibližał. Jan. 14, 31. </text:p>
      <text:p text:style-name="P1">43. A na měsće, hdyž wón hišće rěčeše, přińdźe Judaš, tych dwanaće jedyn, a z nim wulka črjóda z mječemi a ze žerdźemi, wot wyšich měšnikow a pismawučenych a staršich. Mat. 26, 47. Luk. 22, 47. Jan. 18, 3. </text:p>
      <text:p text:style-name="P1">44. Jeho pšeradnik pak běše jim zejch dał a rjeknył: Kotrehož ja budu wokošeć, tón samy je; teho pšimńće a wjedźće jeho wěsće. </text:p>
      <text:p text:style-name="P1">45. A wón pšišedši stupi na měsće k njemu a dźeše: Rabbi, rabbi! a wokoša jeho. 2 Sam. 20, o. </text:p>
      <text:p text:style-name="P1">46. Woni pak złožichu swojej rucy na njeho a jimachu jeho. </text:p>
      <text:p text:style-name="P1">47. Jedyn pak wot tych, kiž pódla stejachu, wućahnu swój mječ a </text:p>
      <text:p text:style-name="P4"><text:s/></text:p>
      <text:p text:style-name="P1">----------------------------------- https://digital.slub-dresden.de/data/kitodo/BibltojeZ_478590679/BibltojeZ_478590679_tif/jpegs/00001383.tif.large.jpg ----------------------------------------------------------- </text:p>
      <text:p text:style-name="P1"><text:s/>Jezus před wyšim (St. 14.) swj. Marka.. měšnikom. Pětra pad. 77 dyri teho wyšeho měšnika wotročka a wotća jemu wucho. Mat. 26, 51. Luk. 22, 50. </text:p>
      <text:p text:style-name="P1">48. A Jezus wotmołwi a dźeše k nim: Wy sće wušli, jako na mordarja, z mječemi a ze žerdźemi, mje jimać; </text:p>
      <text:p text:style-name="P1">49. Ja sym wšědnje pola was w templu był a sym wučił, a wy mje njejsće přijeli; ale to so nětk stanje, zo by to pismo było dopjelnjene. Pz. 69, 10. </text:p>
      <text:p text:style-name="P1">50. A wšitcy wučomnicy wopušćichu jeho a ćeknychu. Hiob. 19, 13. </text:p>
      <text:p text:style-name="P1">51. A jedyn młodźenz dźěše za nim, tón běše z rubom na nahim žiwoće wodźety; a ći młodźenzy pšijachu jeho; </text:p>
      <text:p text:style-name="P1">52. Wón pak, pušćiwši tón rub, ćekny nahi wot nich. </text:p>
      <text:p text:style-name="P1">53. A woni wjedźechu Jezusa k wyššemu měšnikej, a hnydom so zeńdźechu wšitcy wyši měšnicy a starši a pismawučeni. Mat. 26, 57. Luk. 22, 54. Jan. 18, 13. </text:p>
      <text:p text:style-name="P1">54. Pětr pak dźěše z dala za nim hač do wyšeho měšnika hroda nutř; a wón běše tam, a sedźo pola tych wotročkow wohrěwaše wón so při wohenju. </text:p>
      <text:p text:style-name="P1">55. Ale wyši měšnik a cyła rada pytachu swědčenje napřećiwo Jezusej, tak zo bychu jeho morili; a njenamakachu ničo. Mat. 26, 59. Jap. zk. 6, 13. </text:p>
      <text:p text:style-name="P1">56. Wjele jich pak napřećiwo njemu falšnje swědčeše; ale jich swědčenje njeběše přez jene. </text:p>
      <text:p text:style-name="P1">57. A někotzi stažechu a ryčachu falšne swědčenje napřećiwo njemu a dźachu: </text:p>
      <text:p text:style-name="P1">58. My smy słyšeli, zo wón dźeše: Ja chcu tón templ, kotryž je z rukomaj sčinjeny, rosłamać a w třoch dnjach druhi natwarić, kiž njeje z rukomaj sčinjeny. Jan. 2, 19. </text:p>
      <text:p text:style-name="P1">59. Ale jich swědčenje hišće tak njeběše přez jene. </text:p>
      <text:p text:style-name="P1">60. A wyši měšnik stanu srjedźa nich, wopraša Jezusa a dźeše: Njewotmołwiš ty ničo? Što je to, štož ći na tebje swědča? </text:p>
      <text:p text:style-name="P1">61. Wón pak mjelčeše a njewotmołwi ničo. Wospjet wopraša jeho tón wyši měšnik a dźeše k njemu: Sy ty Chrystus, tón Syn teho wysozy khwaleneho? Jez. 53, 8. </text:p>
      <text:p text:style-name="P1">62. Jezus pak dźeše: Ja sym; a wy budźeće widźić čłowjeka syna sedźo na prawicy teje mozy a přińdźo z mróčelemi tych njebjes. Mat. 24, 30. Luk. 22, 69. </text:p>
      <text:p text:style-name="P1">63. Tuž rostorha wyši měšnik swoju suknju a dźeše: Što my dale swědčenja potrjebamy? 3 Mójz. 10, 6. </text:p>
      <text:p text:style-name="P1">64. Wy sće słyšeli to Bože hanjenje; što so wam zda? Woni pak zatamachu jeho wšitcy, zo smjerće je winojty. Jer. 26, 11. </text:p>
      <text:p text:style-name="P1">65. A někotzi počachu na njeho pluwać a jeho wobličo pšikrywać a z pjazćemi jeho bić a k njemu prajić: Wěšć nam. A wosebnje ći wotročzy bijachu jeho do wobliča. </text:p>
      <text:p text:style-name="P1">66. A Pětr běše delekach w tym hrodźe. Tuž přińdźe jena wot teho wyšeho měšnika dźowkow. </text:p>
      <text:p text:style-name="P1">67. A jako wona widźeše, zo so Pětr wohrěwaše, pohlada wona na njeho a dźeše: A ty běše tež z tym Jezusom z Nacareta. </text:p>
      <text:p text:style-name="P1">68. Wón pak zaprě a dźeše: Ja jeho njeznaju, njewěm tež, što ty prajiš. </text:p>
      <text:p text:style-name="P1">69. A wuńdźě won do dwora, a kapon zaspěwa. A ta dźowka wuhlada jeho zaso a poča tym prajić, kotřiž pódla stejachu: Tón je wot nich. Mat. 26, 71. </text:p>
      <text:p text:style-name="P1">70. Wón pak zaso prěješe. A zaso po małej khwili dźachu k Pětrej, kotřiž pódla stejachu: Woprawdźe, ty sy wot tych samych jedyn; přetož ty sy tež Galilejzki, a </text:p>
      <text:p text:style-name="P4"><text:s/></text:p>
      <text:p text:style-name="P1">----------------------------------- https://digital.slub-dresden.de/data/kitodo/BibltojeZ_478590679/BibltojeZ_478590679_tif/jpegs/00001384.tif.large.jpg ----------------------------------------------------------- </text:p>
      <text:p text:style-name="P1"><text:s/>78 Barabbas Sčenje (14. 15. zt.) pušćeny. Chrysta twoja ryč je na Galilejzku ryč podobna. </text:p>
      <text:p text:style-name="P1">71. Wón pak poča so pokleć a so pšisahać: Ja teho čłowjeka njeznaju, wot kotrehož wy prajiće. </text:p>
      <text:p text:style-name="P1">72. A kapon zaso zaspěwa. Tuž spomni Pětr na to słowo, kotrež Jezus k njemu dźeše: So prjedy, dyžli kapon dwójcy zaspěwa, budźeš ty mje tři króć zaprěć. A wón so nahle (z dwora) won da a płakaše. Mat. 26, 34. Luk. 22, 34. </text:p>
      <text:p text:style-name="P1">15. staw. Chrysta ćeŕpjenje před Pilatusom, krónowanje, kšižowanje, smjerć a pohrjebanje. </text:p>
      <text:p text:style-name="P1">1. A hnydom rano zradźichu so wyši měšnicy ze staršimi a z pismawučenymi a z cyłej radu a zwjazachu Jezusa a wuwjedźechu jeho a podachu jeho Pilatusej. Mat. 27, 1. </text:p>
      <text:p text:style-name="P1">2. A Pilatus wopraša jeho: Sy ty tych židow kral? Wón pak wotmołwi a dźeše k njemu: Ty to prajiš. Jan. 18, 33. </text:p>
      <text:p text:style-name="P1">3. A wyši měšnicy wjele na njeho skoržachu. </text:p>
      <text:p text:style-name="P1">4. Pilatus pak wopraša jeho zaso a dźeše: Njewotmołwiš ty ničo? Hlaj, kak twjerdźe woni će wobzkoržuja. </text:p>
      <text:p text:style-name="P1">5. Jezus pak ničo wjazy njewotmołwi, tak zo so tež Pilatus dźiwaše. </text:p>
      <text:p text:style-name="P1">6. Na tón róčny čas pak pušćeše wón jim jeneho jateho, kotrehož woni sebi žadachu. </text:p>
      <text:p text:style-name="P1">7. Wón běše pak někajki, Barabbas mjenowany, zaty ze zwadnikami, kotřiž w tym ropoće mordarstwo běchu wobešli. </text:p>
      <text:p text:style-name="P1">8. A tón lud dźěše horje a poča prosyć, zo by činił, kaž jim přeco běše činił. </text:p>
      <text:p text:style-name="P1">9. Pilatus pak wotmołwi jim: Chceće wy, dha chcu ja wam teho krala tych Židow pušćić? </text:p>
      <text:p text:style-name="P1">10. Přetož wón wjedźiše, zo wyši měšnicy jeho ze zawizću běchu podali. </text:p>
      <text:p text:style-name="P1">11. Wyši měšnicy pak wabjachu tón lud, zo by jim radšo Barabbasa pušćił. </text:p>
      <text:p text:style-name="P1">12. Tuž wotmołwi Pilatus zaso a dźeše k nim: Što chceće dha wy, zo bych ja činił temu, kotremuž wy winu dawaće, zo je židow kral? Jan. 18, 38. </text:p>
      <text:p text:style-name="P1">13. Woni pak wołachu zaso: Křižuj jeho! </text:p>
      <text:p text:style-name="P1">14. A Pilatus dźeše k nim: Što je dha wón złeho sčinił? Ale woni čim bóle wołachu: Křižuj jeho! </text:p>
      <text:p text:style-name="P1">15. Pilatus pak chcyše ludu dosć činić a pušći jim Barabbasa; Jezusa pak krjudowaneho poda wón, zo by kšižowany był. </text:p>
      <text:p text:style-name="P1">16. Ći wojazy pak wjedźechu jeho nutř na dwór (to je do sudneje chěže) a wołachu hromadu wšitku syłu; Mat. 27, 27. Jan. 19, 1. </text:p>
      <text:p text:style-name="P1">17. A woblečechu jeho purpurzki kwić a naplećechu ćernjowu krónu a stajichu jemu ju na jeho hłowu; </text:p>
      <text:p text:style-name="P1">18. A počachu jeho poztrowić: Bóh daj ći wjele strowja a zboža, o kralo tych židow! </text:p>
      <text:p text:style-name="P1">19. A bijachu jemu hłowu ze sćinu a plujachu na njeho a padachu na kolena a modlachu so před nim. Mat. 26, 67. </text:p>
      <text:p text:style-name="P1">20. A hdyž jeho běchu pšešpotowali, slečechu woni jemu tón kwić a woblečechu jeho jeho drastu a wjedźechu jeho won, zo bychu jeho křižowali; Mat. 27, 31. </text:p>
      <text:p text:style-name="P1">21. Apšinućichu někajkeho Schimana, kiž nimo dźěše, z Zirena, kotryž z pola přińdźe (a běše Alexandrowy a Ruffowy nan), zo by wón jemu jeho křiž njesł. Mat. 27, 32. Luk. 23, 26. Tekst na ćichi pjatk. IY. </text:p>
      <text:p text:style-name="P1">22. A přiwjedźechu jeho na město Golgatha, to je přełožene: Nopow město. Mat. 27, 33. Jan. 19, 17. </text:p>
      <text:p text:style-name="P4"><text:s/></text:p>
      <text:p text:style-name="P1">----------------------------------- https://digital.slub-dresden.de/data/kitodo/BibltojeZ_478590679/BibltojeZ_478590679_tif/jpegs/00001385.tif.large.jpg ----------------------------------------------------------- </text:p>
      <text:p text:style-name="P1"><text:s/>kšižowanje. (St. 15.) swj. Marka. Chrystusowy pohrjeb, 79 </text:p>
      <text:p text:style-name="P1">23. A dachu jemu z maru změšane wino so napić. Wón pak jo njewza. Pz. 69, 23. </text:p>
      <text:p text:style-name="P1">24. A jako jeho běchu křižowali, rosdźělichu woni jeho drastu a lósowachu wo nju, što by kóždy dóstał. Pz. 22, 19. Mat.27, 35. Luk.23, 34. Jan. 19,24. </text:p>
      <text:p text:style-name="P1">25. A běše wokoło tzećeje štundy, hdyž woni jeho křižowachu. </text:p>
      <text:p text:style-name="P1">26. A horjekach k jeho hłowje běše napisane, štož jemu winu dawachu: Tón kral tych židow. Mat. 27, 37. </text:p>
      <text:p text:style-name="P1">27. A woni křižowachu z nim dweju mordarjow, jeneho k jeho prawicy a jeneho k lěwicy. </text:p>
      <text:p text:style-name="P1">28. A bě tak to pismo dopjelnjene, kotrež praji: Wón je bjez złóstnikow rachnowany. Jez. 53, 13. </text:p>
      <text:p text:style-name="P1">29. A kotřiž nimo dźěchu, swarjachu na njeho a tšasechu swoje hłowy a dźachu: Haha! rosłamaš ty tón templ a twariš jón w třoch dnjach? Jan. 2, 19. </text:p>
      <text:p text:style-name="P1">30. Pomhaj nětk sam sebi a stup z křiža dele. </text:p>
      <text:p text:style-name="P1">31. Teho runja tež wyši měšnicy smějachu so jemu bjez sobu z pismawučenymi a dźachu: Wón je druhim pomhał a sam sebi pomhać njemóže. </text:p>
      <text:p text:style-name="P1">32. Jeli wón Chrystus a kral we Jzraelu, dha njech nětk stupi z křiža, zo bychmy my widźili a wěrili. A taj, kotrajž z nim běštaj kšižowanaj, jeho tež hanještaj. </text:p>
      <text:p text:style-name="P1">33. A po šeztej štundźe bě ćma po cyłej zemi hač do dźewjateje štundy. Mat. 27, 45. Luk. 23, 44. </text:p>
      <text:p text:style-name="P1">34. A w dźewjatej štundźe zawoła Jezus z wulkim hłosom a dźeše: Eli, Eli, lama zabachthani? to je přełožene: Mój Božo, mój Božo, čoho dla sy ty mje wopušćił? Pz. 22, 2. Mat. 27, 46. </text:p>
      <text:p text:style-name="P1">35. A někotzi, kiž pódla stejachu, jako to słyšachu, dźachu woni: Hlaj, wón woła Eliasa. </text:p>
      <text:p text:style-name="P1">36. Tuž běžeše jedyn a napjelni šwom z kisałom a tyknu jón na sćinu a napowaše jeho a dźeše: Hladajmy wšak, hač Elias přińdźe a jeho dele wozmje. p.. 6o, 23. </text:p>
      <text:p text:style-name="P1">37. Ale Jezus zawoła z wulkim hłosom a spušći dušu.) Jan.19; 30. </text:p>
      <text:p text:style-name="P1">38. A tón zawješk w templu rostorže so na dwoje, wot wjeŕcha hač dele. Mat. 27, 51. </text:p>
      <text:p text:style-name="P1">39. Tón hejtman pak, kotryž pódla steješe, jemu napřećiwo, a widźeše, zo wón z tajkim wołanjom dušu spušći, dźeše wón: Zawěrnje, tón čłowjek je Boži Syn był. Mat. 27, 54. </text:p>
      <text:p text:style-name="P1">40. Wone běchu pak tam tež žónske, kotrež z dala pšihladowachu, bjez kotrymiž běše Marja Madlena a Marja, teho małeho Jakuba a Jozesowa mać, a Salome; Mat. 27, 55. </text:p>
      <text:p text:style-name="P1">41. Kotrež tež běchu za nim khodźiłe, jako wón w Galilejskej běše, a jemu słužiłe; a wjele druhich, kotrež běchu z nim horje do Jerusalema přišłe. Luk. 8, 2. </text:p>
      <text:p text:style-name="P1">42. A hdyž wječor běše (dokelž běše tón dźeń teho pšihotowanja, to je před sabatom), </text:p>
      <text:p text:style-name="P1">43. Přińdźe Jozeph z Arimathije, česny radny knjez, kotryž tež na Bože kralestwo wočakowaše; tón so zwaži a dźěše nutř k Pilatej a prošeše pře to ćěło Jezusowe. Mat. 27, 57. Luk. 23, 50. Jan. 19, 38. </text:p>
      <text:p text:style-name="P1">44. Pilatus pak dźiwaše so, zo je hižom wumrěł, a zawoła hejtmana a wopraša jeho, hač je dawno wumrěł? </text:p>
      <text:p text:style-name="P1">45. A jako wón jo zhoni wot teho hejtmana, da wón Jozephej to ćěło. </text:p>
      <text:p text:style-name="P1">46. Wón pak kupi sebi rub, wza jeho dele a zawali jeho do teho ruba a połoži jeho do rowa, kotryž běše ze skały wurubany, a pšiwali kamjeń před rowowe durje. Mat. 27, 60. </text:p>
      <text:p text:style-name="P1">47. Ale Marja Madlena a Marja Jozesowa hladaštej, hdźe bě połoženy. </text:p>
      <text:p text:style-name="P4"><text:s/></text:p>
      <text:p text:style-name="P1">----------------------------------- https://digital.slub-dresden.de/data/kitodo/BibltojeZ_478590679/BibltojeZ_478590679_tif/jpegs/00001386.tif.large.jpg ----------------------------------------------------------- </text:p>
      <text:p text:style-name="P1"><text:s/>80 horjeztaće Sćenje (16. zt.) a k njebju ztpiće. </text:p>
      <text:p text:style-name="P1">16. staw. Wo Chrystusowym horjestaću a k njebju ztpiću. Sćenje na jutrowničku. </text:p>
      <text:p text:style-name="P1">1. A jako so sabatminułbě, nakupichu Marja Madlena a Marja Jakubowa a Salome wonjaze wěcy, zo bychu přišłe a Jezusa žałbowałe. Mat. 28, 1. Luk. 24, 1. Jan. 20, 1. </text:p>
      <text:p text:style-name="P1">2. A wone přińdźechu k rowu na prěni dźeń po sabaće jara rano, jako słónco schadźeše. </text:p>
      <text:p text:style-name="P1">3. A wone dźachu bjez sobu: Štó budźe nam tón kamjeń wot rowowych durjow wotwalić? </text:p>
      <text:p text:style-name="P1">4. A jako tam pohladachu, pytnychu wone, zo tón kamjeń wotwaleny bě; přetož wón bě jara wulki. </text:p>
      <text:p text:style-name="P1">5. A wone zańdźechu do rowa a widźichu młodźenza na prawej rucy sedźo, tón běše z dołhej běłej drastu wodźety; a woni so stróžichu. Mat. 28, 2. 3. Luk. 24, 4. Jan. 20, 12. </text:p>
      <text:p text:style-name="P1">6. Wón pak dźeše k nim: Njeztróžće so; wy pytaće Jezusa Nazarenzkeho, teho kšižowaneho; wón je ztanuł a njeje tudy. Hlaj to město, hdźež jeho běchu połožili. Mat. 28, 5. </text:p>
      <text:p text:style-name="P1">7. Dźiće pak a powěsće to jeho wučomnikam a Pětrej, zo wón prjedy was póńdźe do Galilejskeje; tam budźeće jeho widźić, kaž wón wam prajił je. </text:p>
      <text:p text:style-name="P1">8. A woni wuńdźechu khětzje a ćeknychu wot rowa, přetož strachota a hroza běše na nje přišła; a njeprajachu nikomu nicżo, přetož wone so bojachu. </text:p>
      <text:p text:style-name="P1">9. Jezus pak, jako běše ztanuł rano na prěnim dnju teho tydźenja, zjewi wón so najprjedy Marji Madlenje, wot kotrejež wón sydom djabołow běše wuhnał. </text:p>
      <text:p text:style-name="P1">10. A wona dźěše a pšipowjedźi to tym, kotřiž běchu z nim byli, kiž žarowachu a płakachu. </text:p>
      <text:p text:style-name="P1">11. A ći sami, jako słyšachu, zo wón je žiwy a zo je wot njeje widźeny, njewěrjachu woni. </text:p>
      <text:p text:style-name="P1">12. Potom pak, jako dwaj wot nich chodźeštaj, zjewi wón so w hinakšim štalće, jako wonaj přez polo dźěštaj. Luk. 24, 13. </text:p>
      <text:p text:style-name="P1">13. A taj samaj tež woteńdźeštaj a powjedaštaj to tym druhim; ale woni tež tymaj njewěrjachu. Sćenje na Bože ztpiće. </text:p>
      <text:p text:style-name="P1">14. [Naposledku, jako ći jidnaćo za blidom sedźichu, zjewi wón so jim a naswari jich njewěru a twjerdu wutrobu, zo njeběchu tym wěrili, kotřiž jeho běchu zbudźeneho widźili; Luk. 24, 36. Jan. 20, 19. 1 Kor. 15, 5. 7. </text:p>
      <text:p text:style-name="P1">15. A dźeše k nim: Dźiće po wšěm swěće a prědujće to evangelion wšitkemu stworjenju; Mat. 28, 19. Kol. 1, 23. </text:p>
      <text:p text:style-name="P1">16. Štóž wěri a křćeny budźe, tón budźe zbóžny; štóž pak njewěri, tón budźe zatamany. Jan. 3, 18. 36. St. 12, 48. Jap. zk. 2, 38. </text:p>
      <text:p text:style-name="P1">17. Zejchi pak, kiž wěrjazych budźa pšewodźić, su te: W mojim mjenje budźa čertow won honić, z nowymi jazykami rěčeć, Jap. zk. 16, 18. St. 2, 4. 11. St. 10, 46. </text:p>
      <text:p text:style-name="P1">18. Hady zahnać; a budźa⸗li što smjertneho pić, njebudźe to jim škodźić; na chorych budźa woni rucy kłasć, dha budźe jim lěpje. Luk. 10, 19. Jap. zk. 28, 5. 8. </text:p>
      <text:p text:style-name="P1">19. A tón Knjez tak, jako běše z nimi poryčał, bu horje wzaty do njebjes a je so synuł k prawicy Božej. Luk. 24, 51. Jap. zk. 1, 9. </text:p>
      <text:p text:style-name="P1">20. Woni pak dźěchu won a prědowachu wšudźom z pomozu teho Knjeza, kiž wobtwjerdźi to słowo přez te zejchi, kotrež činjachu.) Jap. zk. 3, 16. St. 14,3. Hěbr."2, 4. </text:p>
      <text:p text:style-name="P4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9-14T20:03:12.519613441</dc:date>
    <meta:editing-duration>PT10M41S</meta:editing-duration>
    <meta:editing-cycles>3</meta:editing-cycles>
    <meta:document-statistic meta:table-count="0" meta:image-count="0" meta:object-count="0" meta:page-count="33" meta:paragraph-count="786" meta:word-count="16249" meta:character-count="93478" meta:non-whitespace-character-count="77198"/>
  </office:meta>
</office:document-meta>
</file>